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65mm"/>
    </style:style>
    <style:style style:name="co3" style:family="table-column">
      <style:table-column-properties fo:break-before="auto" style:column-width="128.82mm"/>
    </style:style>
    <style:style style:name="co4" style:family="table-column">
      <style:table-column-properties fo:break-before="auto" style:column-width="46.41mm"/>
    </style:style>
    <style:style style:name="co5" style:family="table-column">
      <style:table-column-properties fo:break-before="auto" style:column-width="55.92mm"/>
    </style:style>
    <style:style style:name="co6" style:family="table-column">
      <style:table-column-properties fo:break-before="auto" style:column-width="49.88mm"/>
    </style:style>
    <style:style style:name="co7" style:family="table-column">
      <style:table-column-properties fo:break-before="auto" style:column-width="99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02mm" fo:break-before="auto" style:use-optimal-row-height="false"/>
    </style:style>
    <style:style style:name="ro3" style:family="table-row">
      <style:table-row-properties style:row-height="22.95mm" fo:break-before="auto" style:use-optimal-row-height="false"/>
    </style:style>
    <style:style style:name="ro4" style:family="table-row">
      <style:table-row-properties style:row-height="20.9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32767" table:maximum-difference="0.0000001"/>
      </table:calculation-settings>
      <table:table table:name="3x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x3 (Potential phi))</text:p>
          </table:table-cell>
          <table:table-cell table:number-columns-repeated="3"/>
          <table:table-cell office:value-type="string" calcext:value-type="string">
            <text:p>2x2 (Conductivity T)</text:p>
          </table:table-cell>
          <table:table-cell/>
        </table:table-row>
        <table:table-row table:style-name="ro2">
          <table:table-cell/>
          <table:table-cell table:number-columns-repeated="2" office:value-type="float" office:value="10" calcext:value-type="float">
            <text:p>10</text:p>
          </table:table-cell>
          <table:table-cell table:formula="of:=([.C3]+[.D4])/2" office:value-type="float" office:value="5.4545454544692" calcext:value-type="float">
            <text:p>5.454545454469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/>
          <table:table-cell table:formula="of:=1/2*[.C4]+([.B3]*[.F3]+[.B5]*[.F4])/(2*([.F3]+[.F4]))" office:value-type="float" office:value="5.22727272687871" calcext:value-type="float">
            <text:p>5.22727272687871</text:p>
          </table:table-cell>
          <table:table-cell table:formula="of:=(([.F3]+[.G3])*[.C3]+([.F4]+[.G4])*[.C5]+([.F3]+[.F4])*[.B4]+([.G3]+[.G4])*[.D4])/2/([.F3]+[.F4]+[.G3]+[.G4])" office:value-type="float" office:value="4.09090909066775" calcext:value-type="float">
            <text:p>4.09090909066775</text:p>
          </table:table-cell>
          <table:table-cell table:formula="of:=1/2*[.C4]+([.D3]*[.G3]+[.D5]*[.G4])/(2*([.G3]+[.G4]))" office:value-type="float" office:value="0.909090908938408" calcext:value-type="float">
            <text:p>0.90909090893840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/>
          <table:table-cell table:formula="of:=([.B4]+[.C5])/2" office:value-type="float" office:value="2.72727272681143" calcext:value-type="float">
            <text:p>2.72727272681143</text:p>
          </table:table-cell>
          <table:table-cell table:formula="of:=1/2*[.C4]+([.B5]*[.F4]+[.D5]*[.G4])/(2*([.F4]+[.G4]))" office:value-type="float" office:value="0.227272726956004" calcext:value-type="float">
            <text:p>0.227272726956004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</table:table>
      <table:table table:name="10x10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10x10 <text:s/>(Potential phi)</text:p>
          </table:table-cell>
          <table:table-cell table:number-columns-repeated="10"/>
          <table:table-cell office:value-type="string" calcext:value-type="string">
            <text:p>2x2 (Conductivity T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2*[.C4]+([.B3]*[.M3]+[.D3]*[.N3])/(2*([.M3]+[.N3]))" office:value-type="float" office:value="5.57305687357576" calcext:value-type="float">
            <text:p>5.57305687357576</text:p>
          </table:table-cell>
          <table:table-cell table:formula="of:=1/2*[.D4]+([.C3]*[.N3]+[.E3]*[.O3])/(2*([.N3]+[.O3]))" office:value-type="float" office:value="3.56689990541634" calcext:value-type="float">
            <text:p>3.56689990541634</text:p>
          </table:table-cell>
          <table:table-cell table:formula="of:=1/2*[.E4]+([.D3]*[.O3]+[.F3]*[.P3])/(2*([.O3]+[.P3]))" office:value-type="float" office:value="2.38981412775142" calcext:value-type="float">
            <text:p>2.38981412775142</text:p>
          </table:table-cell>
          <table:table-cell table:formula="of:=1/2*[.F4]+([.E3]*[.P3]+[.G3]*[.Q3])/(2*([.P3]+[.Q3]))" office:value-type="float" office:value="1.58369817765826" calcext:value-type="float">
            <text:p>1.58369817765826</text:p>
          </table:table-cell>
          <table:table-cell table:formula="of:=1/2*[.G4]+([.F3]*[.Q3]+[.H3]*[.R3])/(2*([.Q3]+[.R3]))" office:value-type="float" office:value="0.992602568727894" calcext:value-type="float">
            <text:p>0.992602568727894</text:p>
          </table:table-cell>
          <table:table-cell table:formula="of:=1/2*[.H4]+([.G3]*[.R3]+[.I3]*[.S3])/(2*([.R3]+[.S3]))" office:value-type="float" office:value="0.556389676262677" calcext:value-type="float">
            <text:p>0.556389676262677</text:p>
          </table:table-cell>
          <table:table-cell table:formula="of:=1/2*[.I4]+([.H3]*[.S3]+[.J3]*[.T3])/(2*([.S3]+[.T3]))" office:value-type="float" office:value="0.251473678832069" calcext:value-type="float">
            <text:p>0.251473678832069</text:p>
          </table:table-cell>
          <table:table-cell table:formula="of:=1/2*[.J4]+([.I3]*[.T3]+[.K3]*[.U3])/(2*([.T3]+[.U3]))" office:value-type="float" office:value="0.0699422108788798" calcext:value-type="float">
            <text:p>0.06994221087888</text:p>
          </table:table-cell>
          <table:table-cell table:formula="of:=([.J3]+[.K4])/2" office:value-type="float" office:value="0.00913900569081883" calcext:value-type="float">
            <text:p>0.009139005690819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4]+([.B3]*[.M3]+[.B5]*[.M4])/(2*([.M3]+[.M4]))" office:value-type="float" office:value="5.57300973569846" calcext:value-type="float">
            <text:p>5.57300973569846</text:p>
          </table:table-cell>
          <table:table-cell table:formula="of:=(([.M3]+[.N3])*[.C3]+([.M4]+[.N4])*[.C5]+([.M3]+[.M4])*[.B4]+([.N3]+[.N4])*[.D4])/(2*([.M3]+[.M4]+[.N3]+[.N4]))" office:value-type="float" office:value="4.36266356558827" calcext:value-type="float">
            <text:p>4.36266356558827</text:p>
          </table:table-cell>
          <table:table-cell table:formula="of:=(([.N3]+[.O3])*[.D3]+([.N4]+[.O4])*[.D5]+([.N3]+[.N4])*[.C4]+([.O3]+[.O4])*[.E4])/(2*([.N3]+[.N4]+[.O3]+[.O4]))" office:value-type="float" office:value="3.15236421025893" calcext:value-type="float">
            <text:p>3.15236421025893</text:p>
          </table:table-cell>
          <table:table-cell table:formula="of:=(([.O3]+[.P3])*[.E3]+([.O4]+[.P4])*[.E5]+([.O3]+[.O4])*[.D4]+([.P3]+[.P4])*[.F4])/(2*([.O3]+[.O4]+[.P3]+[.P4]))" office:value-type="float" office:value="2.20432895104584" calcext:value-type="float">
            <text:p>2.20432895104584</text:p>
          </table:table-cell>
          <table:table-cell table:formula="of:=(([.P3]+[.Q3])*[.F3]+([.P4]+[.Q4])*[.F5]+([.P3]+[.P4])*[.E4]+([.Q3]+[.Q4])*[.G4])/(2*([.P3]+[.P4]+[.Q3]+[.Q4]))" office:value-type="float" office:value="1.47618779041746" calcext:value-type="float">
            <text:p>1.47618779041746</text:p>
          </table:table-cell>
          <table:table-cell table:formula="of:=(([.Q3]+[.R3])*[.G3]+([.Q4]+[.R4])*[.G5]+([.Q3]+[.Q4])*[.F4]+([.R3]+[.R4])*[.H4])/(2*([.Q3]+[.Q4]+[.R3]+[.R4]))" office:value-type="float" office:value="0.915160805060029" calcext:value-type="float">
            <text:p>0.915160805060029</text:p>
          </table:table-cell>
          <table:table-cell table:formula="of:=(([.R3]+[.S3])*[.H3]+([.R4]+[.S4])*[.H5]+([.R3]+[.R4])*[.G4]+([.S3]+[.S4])*[.I4])/(2*([.R3]+[.R4]+[.S3]+[.S4]))" office:value-type="float" office:value="0.490740744501538" calcext:value-type="float">
            <text:p>0.490740744501538</text:p>
          </table:table-cell>
          <table:table-cell table:formula="of:=(([.S3]+[.T3])*[.I3]+([.S4]+[.T4])*[.I5]+([.S3]+[.S4])*[.H4]+([.T3]+[.T4])*[.J4])/(2*([.S3]+[.S4]+[.T3]+[.T4]))" office:value-type="float" office:value="0.189780648087946" calcext:value-type="float">
            <text:p>0.189780648087946</text:p>
          </table:table-cell>
          <table:table-cell table:formula="of:=(([.T3]+[.U3])*[.J3]+([.T4]+[.U4])*[.J5]+([.T3]+[.T4])*[.I4]+([.U3]+[.U4])*[.K4])/(2*([.T3]+[.T4]+[.U3]+[.U4]))" office:value-type="float" office:value="0.00914113613128038" calcext:value-type="float">
            <text:p>0.00914113613128</text:p>
          </table:table-cell>
          <table:table-cell table:formula="of:=1/2*[.J4]+([.K3]*[.U3]+[.K5]*[.U4])/(2*([.U3]+[.U4]))" office:value-type="float" office:value="-0.051664270989301" calcext:value-type="float">
            <text:p>-0.051664270989301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5]+([.B4]*[.M4]+[.B6]*[.M5])/(2*([.M4]+[.M5]))" office:value-type="float" office:value="3.56671157249175" calcext:value-type="float">
            <text:p>3.56671157249175</text:p>
          </table:table-cell>
          <table:table-cell table:formula="of:=(([.M4]+[.N4])*[.C4]+([.M5]+[.N5])*[.C6]+([.M4]+[.M5])*[.B5]+([.N4]+[.N5])*[.D5])/(2*([.M4]+[.M5]+[.N4]+[.N5]))" office:value-type="float" office:value="3.15222327614238" calcext:value-type="float">
            <text:p>3.15222327614238</text:p>
          </table:table-cell>
          <table:table-cell table:formula="of:=(([.N4]+[.O4])*[.D4]+([.N5]+[.O5])*[.D6]+([.N4]+[.N5])*[.C5]+([.O4]+[.O5])*[.E5])/(2*([.N4]+[.N5]+[.O4]+[.O5]))" office:value-type="float" office:value="2.47556399887861" calcext:value-type="float">
            <text:p>2.47556399887861</text:p>
          </table:table-cell>
          <table:table-cell table:formula="of:=(([.O4]+[.P4])*[.E4]+([.O5]+[.P5])*[.E6]+([.O4]+[.O5])*[.D5]+([.P4]+[.P5])*[.F5])/(2*([.O4]+[.O5]+[.P4]+[.P5]))" office:value-type="float" office:value="1.79894934306376" calcext:value-type="float">
            <text:p>1.79894934306376</text:p>
          </table:table-cell>
          <table:table-cell table:formula="of:=(([.P4]+[.Q4])*[.F4]+([.P5]+[.Q5])*[.F6]+([.P4]+[.P5])*[.E5]+([.Q4]+[.Q5])*[.G5])/(2*([.P4]+[.P5]+[.Q4]+[.Q5]))" office:value-type="float" office:value="1.2015626675332" calcext:value-type="float">
            <text:p>1.2015626675332</text:p>
          </table:table-cell>
          <table:table-cell table:formula="of:=(([.Q4]+[.R4])*[.G4]+([.Q5]+[.R5])*[.G6]+([.Q4]+[.Q5])*[.F5]+([.R4]+[.R5])*[.H5])/(2*([.Q4]+[.Q5]+[.R4]+[.R5]))" office:value-type="float" office:value="0.701111532132111" calcext:value-type="float">
            <text:p>0.701111532132111</text:p>
          </table:table-cell>
          <table:table-cell table:formula="of:=(([.R4]+[.S4])*[.H4]+([.R5]+[.S5])*[.H6]+([.R4]+[.R5])*[.G5]+([.S4]+[.S5])*[.I5])/(2*([.R4]+[.R5]+[.S4]+[.S5]))" office:value-type="float" office:value="0.301631072147681" calcext:value-type="float">
            <text:p>0.301631072147681</text:p>
          </table:table-cell>
          <table:table-cell table:formula="of:=(([.S4]+[.T4])*[.I4]+([.S5]+[.T5])*[.I6]+([.S4]+[.S5])*[.H5]+([.T4]+[.T5])*[.J5])/(2*([.S4]+[.S5]+[.T4]+[.T5]))" office:value-type="float" office:value="0.00776587012889379" calcext:value-type="float">
            <text:p>0.007765870128894</text:p>
          </table:table-cell>
          <table:table-cell table:formula="of:=(([.T4]+[.U4])*[.J4]+([.T5]+[.U5])*[.J6]+([.T4]+[.T5])*[.I5]+([.U4]+[.U5])*[.K5])/(2*([.T4]+[.T5]+[.U4]+[.U5]))" office:value-type="float" office:value="-0.17320798562627" calcext:value-type="float">
            <text:p>-0.17320798562627</text:p>
          </table:table-cell>
          <table:table-cell table:formula="of:=1/2*[.J5]+([.K4]*[.U4]+[.K6]*[.U5])/(2*([.U4]+[.U5]))" office:value-type="float" office:value="-0.234078594242634" calcext:value-type="float">
            <text:p>-0.234078594242634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6]+([.B5]*[.M5]+[.B7]*[.M6])/(2*([.M5]+[.M6]))" office:value-type="float" office:value="2.38938962940574" calcext:value-type="float">
            <text:p>2.38938962940574</text:p>
          </table:table-cell>
          <table:table-cell table:formula="of:=(([.M5]+[.N5])*[.C5]+([.M6]+[.N6])*[.C7]+([.M5]+[.M6])*[.B6]+([.N5]+[.N6])*[.D6])/(2*([.M5]+[.M6]+[.N5]+[.N6]))" office:value-type="float" office:value="2.20395366581177" calcext:value-type="float">
            <text:p>2.20395366581177</text:p>
          </table:table-cell>
          <table:table-cell table:formula="of:=(([.N5]+[.O5])*[.D5]+([.N6]+[.O6])*[.D7]+([.N5]+[.N6])*[.C6]+([.O5]+[.O6])*[.E6])/(2*([.N5]+[.N6]+[.O5]+[.O6]))" office:value-type="float" office:value="1.79871856317846" calcext:value-type="float">
            <text:p>1.79871856317846</text:p>
          </table:table-cell>
          <table:table-cell table:formula="of:=(([.O5]+[.P5])*[.E5]+([.O6]+[.P6])*[.E7]+([.O5]+[.O6])*[.D6]+([.P5]+[.P6])*[.F6])/(2*([.O5]+[.O6]+[.P5]+[.P6]))" office:value-type="float" office:value="1.31434133468923" calcext:value-type="float">
            <text:p>1.31434133468923</text:p>
          </table:table-cell>
          <table:table-cell table:formula="of:=(([.P5]+[.Q5])*[.F5]+([.P6]+[.Q6])*[.F7]+([.P5]+[.P6])*[.E6]+([.Q5]+[.Q6])*[.G6])/(2*([.P5]+[.P6]+[.Q5]+[.Q6]))" office:value-type="float" office:value="0.830001418540924" calcext:value-type="float">
            <text:p>0.830001418540924</text:p>
          </table:table-cell>
          <table:table-cell table:formula="of:=(([.Q5]+[.R5])*[.G5]+([.Q6]+[.R6])*[.G7]+([.Q5]+[.Q6])*[.F6]+([.R5]+[.R6])*[.H6])/(2*([.Q5]+[.Q6]+[.R5]+[.R6]))" office:value-type="float" office:value="0.386090922070102" calcext:value-type="float">
            <text:p>0.386090922070102</text:p>
          </table:table-cell>
          <table:table-cell table:formula="of:=(([.R5]+[.S5])*[.H5]+([.R6]+[.S6])*[.H7]+([.R5]+[.R6])*[.G6]+([.S5]+[.S6])*[.I6])/(2*([.R5]+[.R6]+[.S5]+[.S6]))" office:value-type="float" office:value="0.00690531172873882" calcext:value-type="float">
            <text:p>0.006905311728739</text:p>
          </table:table-cell>
          <table:table-cell table:formula="of:=(([.S5]+[.T5])*[.I5]+([.S6]+[.T6])*[.I7]+([.S5]+[.S6])*[.H6]+([.T5]+[.T6])*[.J6])/(2*([.S5]+[.S6]+[.T5]+[.T6]))" office:value-type="float" office:value="-0.287141377609466" calcext:value-type="float">
            <text:p>-0.287141377609466</text:p>
          </table:table-cell>
          <table:table-cell table:formula="of:=(([.T5]+[.U5])*[.J5]+([.T6]+[.U6])*[.J7]+([.T5]+[.T6])*[.I6]+([.U5]+[.U6])*[.K6])/(2*([.T5]+[.T6]+[.U5]+[.U6]))" office:value-type="float" office:value="-0.47566456407918" calcext:value-type="float">
            <text:p>-0.47566456407918</text:p>
          </table:table-cell>
          <table:table-cell table:formula="of:=1/2*[.J6]+([.K5]*[.U5]+[.K7]*[.U6])/(2*([.U5]+[.U6]))" office:value-type="float" office:value="-0.541004252319611" calcext:value-type="float">
            <text:p>-0.541004252319611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7]+([.B6]*[.M6]+[.B8]*[.M7])/(2*([.M6]+[.M7]))" office:value-type="float" office:value="1.58293927411604" calcext:value-type="float">
            <text:p>1.58293927411604</text:p>
          </table:table-cell>
          <table:table-cell table:formula="of:=(([.M6]+[.N6])*[.C6]+([.M7]+[.N7])*[.C8]+([.M6]+[.M7])*[.B7]+([.N6]+[.N7])*[.D7])/(2*([.M6]+[.M7]+[.N6]+[.N7]))" office:value-type="float" office:value="1.4754829469607" calcext:value-type="float">
            <text:p>1.4754829469607</text:p>
          </table:table-cell>
          <table:table-cell table:formula="of:=(([.N6]+[.O6])*[.D6]+([.N7]+[.O7])*[.D8]+([.N6]+[.N7])*[.C7]+([.O6]+[.O7])*[.E7])/(2*([.N6]+[.N7]+[.O6]+[.O7]))" office:value-type="float" office:value="1.20101479180489" calcext:value-type="float">
            <text:p>1.20101479180489</text:p>
          </table:table-cell>
          <table:table-cell table:formula="of:=(([.O6]+[.P6])*[.E6]+([.O7]+[.P7])*[.E8]+([.O6]+[.O7])*[.D7]+([.P6]+[.P7])*[.F7])/(2*([.O6]+[.O7]+[.P6]+[.P7]))" office:value-type="float" office:value="0.829695710875836" calcext:value-type="float">
            <text:p>0.829695710875836</text:p>
          </table:table-cell>
          <table:table-cell table:formula="of:=(([.P6]+[.Q6])*[.F6]+([.P7]+[.Q7])*[.F8]+([.P6]+[.P7])*[.E7]+([.Q6]+[.Q7])*[.G7])/(2*([.P6]+[.P7]+[.Q6]+[.Q7]))" office:value-type="float" office:value="0.418009928307146" calcext:value-type="float">
            <text:p>0.418009928307146</text:p>
          </table:table-cell>
          <table:table-cell table:formula="of:=(([.Q6]+[.R6])*[.G6]+([.Q7]+[.R7])*[.G8]+([.Q6]+[.Q7])*[.F7]+([.R6]+[.R7])*[.H7])/(2*([.Q6]+[.Q7]+[.R6]+[.R7]))" office:value-type="float" office:value="0.00634488792974174" calcext:value-type="float">
            <text:p>0.006344887929742</text:p>
          </table:table-cell>
          <table:table-cell table:formula="of:=(([.R6]+[.S6])*[.H6]+([.R7]+[.S7])*[.H8]+([.R6]+[.R7])*[.G7]+([.S6]+[.S7])*[.I7])/(2*([.R6]+[.R7]+[.S6]+[.S7]))" office:value-type="float" office:value="-0.372960479911438" calcext:value-type="float">
            <text:p>-0.372960479911438</text:p>
          </table:table-cell>
          <table:table-cell table:formula="of:=(([.S6]+[.T6])*[.I6]+([.S7]+[.T7])*[.I8]+([.S6]+[.S7])*[.H7]+([.T6]+[.T7])*[.J7])/(2*([.S6]+[.S7]+[.T6]+[.T7]))" office:value-type="float" office:value="-0.687573567210988" calcext:value-type="float">
            <text:p>-0.687573567210988</text:p>
          </table:table-cell>
          <table:table-cell table:formula="of:=(([.T6]+[.U6])*[.J6]+([.T7]+[.U7])*[.J8]+([.T6]+[.T7])*[.I7]+([.U6]+[.U7])*[.K7])/(2*([.T6]+[.T7]+[.U6]+[.U7]))" office:value-type="float" office:value="-0.901305599622365" calcext:value-type="float">
            <text:p>-0.901305599622365</text:p>
          </table:table-cell>
          <table:table-cell table:formula="of:=1/2*[.J7]+([.K6]*[.U6]+[.K8]*[.U7])/(2*([.U6]+[.U7]))" office:value-type="float" office:value="-0.97861028587416" calcext:value-type="float">
            <text:p>-0.97861028587416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8]+([.B7]*[.M7]+[.B9]*[.M8])/(2*([.M7]+[.M8]))" office:value-type="float" office:value="0.991401329708527" calcext:value-type="float">
            <text:p>0.991401329708527</text:p>
          </table:table-cell>
          <table:table-cell table:formula="of:=(([.M7]+[.N7])*[.C7]+([.M8]+[.N8])*[.C9]+([.M7]+[.M8])*[.B8]+([.N7]+[.N8])*[.D8])/(2*([.M7]+[.M8]+[.N7]+[.N8]))" office:value-type="float" office:value="0.91402388763477" calcext:value-type="float">
            <text:p>0.91402388763477</text:p>
          </table:table-cell>
          <table:table-cell table:formula="of:=(([.N7]+[.O7])*[.D7]+([.N8]+[.O8])*[.D9]+([.N7]+[.N8])*[.C8]+([.O7]+[.O8])*[.E8])/(2*([.N7]+[.N8]+[.O7]+[.O8]))" office:value-type="float" office:value="0.700161232261411" calcext:value-type="float">
            <text:p>0.700161232261411</text:p>
          </table:table-cell>
          <table:table-cell table:formula="of:=(([.O7]+[.P7])*[.E7]+([.O8]+[.P8])*[.E9]+([.O7]+[.O8])*[.D8]+([.P7]+[.P8])*[.F8])/(2*([.O7]+[.O8]+[.P7]+[.P8]))" office:value-type="float" office:value="0.385416342141385" calcext:value-type="float">
            <text:p>0.385416342141385</text:p>
          </table:table-cell>
          <table:table-cell table:formula="of:=(([.P7]+[.Q7])*[.F7]+([.P8]+[.Q8])*[.F9]+([.P7]+[.P8])*[.E8]+([.Q7]+[.Q8])*[.G8])/(2*([.P7]+[.P8]+[.Q7]+[.Q8]))" office:value-type="float" office:value="0.00599708418757379" calcext:value-type="float">
            <text:p>0.005997084187574</text:p>
          </table:table-cell>
          <table:table-cell table:formula="of:=(([.Q7]+[.R7])*[.G7]+([.Q8]+[.R8])*[.G9]+([.Q7]+[.Q8])*[.F8]+([.R7]+[.R8])*[.H8])/(2*([.Q7]+[.Q8]+[.R7]+[.R8]))" office:value-type="float" office:value="-0.405761255660834" calcext:value-type="float">
            <text:p>-0.405761255660834</text:p>
          </table:table-cell>
          <table:table-cell table:formula="of:=(([.R7]+[.S7])*[.H7]+([.R8]+[.S8])*[.H9]+([.R7]+[.R8])*[.G8]+([.S7]+[.S8])*[.I8])/(2*([.R7]+[.R8]+[.S7]+[.S8]))" office:value-type="float" office:value="-0.81751978785733" calcext:value-type="float">
            <text:p>-0.81751978785733</text:p>
          </table:table-cell>
          <table:table-cell table:formula="of:=(([.S7]+[.T7])*[.I7]+([.S8]+[.T8])*[.I9]+([.S7]+[.S8])*[.H8]+([.T7]+[.T8])*[.J8])/(2*([.S7]+[.S8]+[.T7]+[.T8]))" office:value-type="float" office:value="-1.18888750940549" calcext:value-type="float">
            <text:p>-1.18888750940549</text:p>
          </table:table-cell>
          <table:table-cell table:formula="of:=(([.T7]+[.U7])*[.J7]+([.T8]+[.U8])*[.J9]+([.T7]+[.T8])*[.I8]+([.U7]+[.U8])*[.K8])/(2*([.T7]+[.T8]+[.U7]+[.U8]))" office:value-type="float" office:value="-1.46337461114354" calcext:value-type="float">
            <text:p>-1.46337461114354</text:p>
          </table:table-cell>
          <table:table-cell table:formula="of:=1/2*[.J8]+([.K7]*[.U7]+[.K9]*[.U8])/(2*([.U7]+[.U8]))" office:value-type="float" office:value="-1.57082638060009" calcext:value-type="float">
            <text:p>-1.57082638060009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9]+([.B8]*[.M8]+[.B10]*[.M9])/(2*([.M8]+[.M9]))" office:value-type="float" office:value="0.554617927421251" calcext:value-type="float">
            <text:p>0.554617927421251</text:p>
          </table:table-cell>
          <table:table-cell table:formula="of:=(([.M8]+[.N8])*[.C8]+([.M9]+[.N9])*[.C10]+([.M8]+[.M9])*[.B9]+([.N8]+[.N9])*[.D9])/(2*([.M8]+[.M9]+[.N8]+[.N9]))" office:value-type="float" office:value="0.489049777876358" calcext:value-type="float">
            <text:p>0.489049777876358</text:p>
          </table:table-cell>
          <table:table-cell table:formula="of:=(([.N8]+[.O8])*[.D8]+([.N9]+[.O9])*[.D10]+([.N8]+[.N9])*[.C9]+([.O8]+[.O9])*[.E9])/(2*([.N8]+[.N9]+[.O8]+[.O9]))" office:value-type="float" office:value="0.300189412025894" calcext:value-type="float">
            <text:p>0.300189412025894</text:p>
          </table:table-cell>
          <table:table-cell table:formula="of:=(([.O8]+[.P8])*[.E8]+([.O9]+[.P9])*[.E10]+([.O8]+[.O9])*[.D9]+([.P8]+[.P9])*[.F9])/(2*([.O8]+[.O9]+[.P8]+[.P9]))" office:value-type="float" office:value="0.00581102498311006" calcext:value-type="float">
            <text:p>0.00581102498311</text:p>
          </table:table-cell>
          <table:table-cell table:formula="of:=(([.P8]+[.Q8])*[.F8]+([.P9]+[.Q9])*[.F10]+([.P8]+[.P9])*[.E9]+([.Q8]+[.Q9])*[.G9])/(2*([.P8]+[.P9]+[.Q8]+[.Q9]))" office:value-type="float" office:value="-0.373677534729968" calcext:value-type="float">
            <text:p>-0.373677534729968</text:p>
          </table:table-cell>
          <table:table-cell table:formula="of:=(([.Q8]+[.R8])*[.G8]+([.Q9]+[.R9])*[.G10]+([.Q8]+[.Q9])*[.F9]+([.R8]+[.R9])*[.H9])/(2*([.Q8]+[.Q9]+[.R8]+[.R9]))" office:value-type="float" office:value="-0.817867783403839" calcext:value-type="float">
            <text:p>-0.817867783403839</text:p>
          </table:table-cell>
          <table:table-cell table:formula="of:=(([.R8]+[.S8])*[.H8]+([.R9]+[.S9])*[.H10]+([.R8]+[.R9])*[.G9]+([.S8]+[.S9])*[.I9])/(2*([.R8]+[.R9]+[.S8]+[.S9]))" office:value-type="float" office:value="-1.3024706672468" calcext:value-type="float">
            <text:p>-1.3024706672468</text:p>
          </table:table-cell>
          <table:table-cell table:formula="of:=(([.S8]+[.T8])*[.I8]+([.S9]+[.T9])*[.I10]+([.S8]+[.S9])*[.H9]+([.T8]+[.T9])*[.J9])/(2*([.S8]+[.S9]+[.T8]+[.T9]))" office:value-type="float" office:value="-1.7870825655514" calcext:value-type="float">
            <text:p>-1.7870825655514</text:p>
          </table:table-cell>
          <table:table-cell table:formula="of:=(([.T8]+[.U8])*[.J8]+([.T9]+[.U9])*[.J10]+([.T8]+[.T9])*[.I9]+([.U8]+[.U9])*[.K9])/(2*([.T8]+[.T9]+[.U8]+[.U9]))" office:value-type="float" office:value="-2.19247937338116" calcext:value-type="float">
            <text:p>-2.19247937338116</text:p>
          </table:table-cell>
          <table:table-cell table:formula="of:=1/2*[.J9]+([.K8]*[.U8]+[.K10]*[.U9])/(2*([.U8]+[.U9]))" office:value-type="float" office:value="-2.37794657734363" calcext:value-type="float">
            <text:p>-2.37794657734363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10]+([.B9]*[.M9]+[.B11]*[.M10])/(2*([.M9]+[.M10]))" office:value-type="float" office:value="0.248970603366986" calcext:value-type="float">
            <text:p>0.248970603366986</text:p>
          </table:table-cell>
          <table:table-cell table:formula="of:=(([.M9]+[.N9])*[.C9]+([.M10]+[.N10])*[.C11]+([.M9]+[.M10])*[.B10]+([.N9]+[.N10])*[.D10])/(2*([.M9]+[.M10]+[.N9]+[.N10]))" office:value-type="float" office:value="0.187367728995261" calcext:value-type="float">
            <text:p>0.187367728995261</text:p>
          </table:table-cell>
          <table:table-cell table:formula="of:=(([.N9]+[.O9])*[.D9]+([.N10]+[.O10])*[.D11]+([.N9]+[.N10])*[.C10]+([.O9]+[.O10])*[.E10])/(2*([.N9]+[.N10]+[.O9]+[.O10]))" office:value-type="float" office:value="0.00573491844739663" calcext:value-type="float">
            <text:p>0.005734918447397</text:p>
          </table:table-cell>
          <table:table-cell table:formula="of:=(([.O9]+[.P9])*[.E9]+([.O10]+[.P10])*[.E11]+([.O9]+[.O10])*[.D10]+([.P9]+[.P10])*[.F10])/(2*([.O9]+[.O10]+[.P9]+[.P10]))" office:value-type="float" office:value="-0.288684550686784" calcext:value-type="float">
            <text:p>-0.288684550686784</text:p>
          </table:table-cell>
          <table:table-cell table:formula="of:=(([.P9]+[.Q9])*[.F9]+([.P10]+[.Q10])*[.F11]+([.P9]+[.P10])*[.E10]+([.Q9]+[.Q10])*[.G10])/(2*([.P9]+[.P10]+[.Q9]+[.Q10]))" office:value-type="float" office:value="-0.688651075175333" calcext:value-type="float">
            <text:p>-0.688651075175333</text:p>
          </table:table-cell>
          <table:table-cell table:formula="of:=(([.Q9]+[.R9])*[.G9]+([.Q10]+[.R10])*[.G11]+([.Q9]+[.Q10])*[.F10]+([.R9]+[.R10])*[.H10])/(2*([.Q9]+[.Q10]+[.R9]+[.R10]))" office:value-type="float" office:value="-1.18956211821105" calcext:value-type="float">
            <text:p>-1.18956211821105</text:p>
          </table:table-cell>
          <table:table-cell table:formula="of:=(([.R9]+[.S9])*[.H9]+([.R10]+[.S10])*[.H11]+([.R9]+[.R10])*[.G10]+([.S9]+[.S10])*[.I10])/(2*([.R9]+[.R10]+[.S9]+[.S10]))" office:value-type="float" office:value="-1.78741351791716" calcext:value-type="float">
            <text:p>-1.78741351791716</text:p>
          </table:table-cell>
          <table:table-cell table:formula="of:=(([.S9]+[.T9])*[.I9]+([.S10]+[.T10])*[.I11]+([.S9]+[.S10])*[.H10]+([.T9]+[.T10])*[.J10])/(2*([.S9]+[.S10]+[.T9]+[.T10]))" office:value-type="float" office:value="-2.46449304730167" calcext:value-type="float">
            <text:p>-2.46449304730167</text:p>
          </table:table-cell>
          <table:table-cell table:formula="of:=(([.T9]+[.U9])*[.J9]+([.T10]+[.U10])*[.J11]+([.T9]+[.T10])*[.I10]+([.U9]+[.U10])*[.K10])/(2*([.T9]+[.T10]+[.U9]+[.U10]))" office:value-type="float" office:value="-3.14151425455379" calcext:value-type="float">
            <text:p>-3.14151425455379</text:p>
          </table:table-cell>
          <table:table-cell table:formula="of:=1/2*[.J10]+([.K9]*[.U9]+[.K11]*[.U10])/(2*([.U9]+[.U10]))" office:value-type="float" office:value="-3.55600138102535" calcext:value-type="float">
            <text:p>-3.55600138102535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1/2*[.C11]+([.B10]*[.M10]+[.B12]*[.M11])/(2*([.M10]+[.M11]))" office:value-type="float" office:value="0.0665288171602323" calcext:value-type="float">
            <text:p>0.066528817160232</text:p>
          </table:table-cell>
          <table:table-cell table:formula="of:=(([.M10]+[.N10])*[.C10]+([.M11]+[.N11])*[.C12]+([.M10]+[.M11])*[.B11]+([.N10]+[.N11])*[.D11])/(2*([.M10]+[.M11]+[.N10]+[.N11]))" office:value-type="float" office:value="0.00571545104262582" calcext:value-type="float">
            <text:p>0.005715451042626</text:p>
          </table:table-cell>
          <table:table-cell table:formula="of:=(([.N10]+[.O10])*[.D10]+([.N11]+[.O11])*[.D12]+([.N10]+[.N11])*[.C11]+([.O10]+[.O11])*[.E11])/(2*([.N10]+[.N11]+[.O10]+[.O11]))" office:value-type="float" office:value="-0.175933347211065" calcext:value-type="float">
            <text:p>-0.175933347211065</text:p>
          </table:table-cell>
          <table:table-cell table:formula="of:=(([.O10]+[.P10])*[.E10]+([.O11]+[.P11])*[.E12]+([.O10]+[.O11])*[.D11]+([.P10]+[.P11])*[.F11])/(2*([.O10]+[.O11]+[.P10]+[.P11]))" office:value-type="float" office:value="-0.477633351281113" calcext:value-type="float">
            <text:p>-0.477633351281113</text:p>
          </table:table-cell>
          <table:table-cell table:formula="of:=(([.P10]+[.Q10])*[.F10]+([.P11]+[.Q11])*[.F12]+([.P10]+[.P11])*[.E11]+([.Q10]+[.Q11])*[.G11])/(2*([.P10]+[.P11]+[.Q10]+[.Q11]))" office:value-type="float" office:value="-0.902680785735959" calcext:value-type="float">
            <text:p>-0.902680785735959</text:p>
          </table:table-cell>
          <table:table-cell table:formula="of:=(([.Q10]+[.R10])*[.G10]+([.Q11]+[.R11])*[.G12]+([.Q10]+[.Q11])*[.F11]+([.R10]+[.R11])*[.H11])/(2*([.Q10]+[.Q11]+[.R10]+[.R11]))" office:value-type="float" office:value="-1.46431657414004" calcext:value-type="float">
            <text:p>-1.46431657414004</text:p>
          </table:table-cell>
          <table:table-cell table:formula="of:=(([.R10]+[.S10])*[.H10]+([.R11]+[.S11])*[.H12]+([.R10]+[.R11])*[.G11]+([.S10]+[.S11])*[.I11])/(2*([.R10]+[.R11]+[.S10]+[.S11]))" office:value-type="float" office:value="-2.19312894736028" calcext:value-type="float">
            <text:p>-2.19312894736028</text:p>
          </table:table-cell>
          <table:table-cell table:formula="of:=(([.S10]+[.T10])*[.I10]+([.S11]+[.T11])*[.I12]+([.S10]+[.S11])*[.H11]+([.T10]+[.T11])*[.J11])/(2*([.S10]+[.S11]+[.T10]+[.T11]))" office:value-type="float" office:value="-3.14196228627932" calcext:value-type="float">
            <text:p>-3.14196228627932</text:p>
          </table:table-cell>
          <table:table-cell table:formula="of:=(([.T10]+[.U10])*[.J10]+([.T11]+[.U11])*[.J12]+([.T10]+[.T11])*[.I11]+([.U10]+[.U11])*[.K11])/(2*([.T10]+[.T11]+[.U10]+[.U11]))" office:value-type="float" office:value="-4.35308362029531" calcext:value-type="float">
            <text:p>-4.35308362029531</text:p>
          </table:table-cell>
          <table:table-cell table:formula="of:=1/2*[.J11]+([.K10]*[.U10]+[.K12]*[.U11])/(2*([.U10]+[.U11]))" office:value-type="float" office:value="-5.56303091077508" calcext:value-type="float">
            <text:p>-5.56303091077508</text:p>
          </table:table-cell>
          <table:table-cell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([.B11]+[.C12])/2" office:value-type="float" office:value="0.00571367301712939" calcext:value-type="float">
            <text:p>0.005713673017129</text:p>
          </table:table-cell>
          <table:table-cell table:style-name="ce1" table:formula="of:=1/2*[.C11]+([.B12]*[.M11]+[.D12]*[.N11])/(2*([.M11]+[.N11]))" office:value-type="float" office:value="-0.0551015338451937" calcext:value-type="float">
            <text:p>-0.055101533845194</text:p>
          </table:table-cell>
          <table:table-cell table:style-name="ce1" table:formula="of:=1/2*[.D11]+([.C12]*[.N11]+[.E12]*[.O11])/(2*([.N11]+[.O11]))" office:value-type="float" office:value="-0.237550710483156" calcext:value-type="float">
            <text:p>-0.237550710483156</text:p>
          </table:table-cell>
          <table:table-cell table:style-name="ce1" table:formula="of:=1/2*[.E11]+([.D12]*[.O11]+[.F12]*[.P11])/(2*([.O11]+[.P11]))" office:value-type="float" office:value="-0.54323493523745" calcext:value-type="float">
            <text:p>-0.54323493523745</text:p>
          </table:table-cell>
          <table:table-cell table:style-name="ce1" table:formula="of:=1/2*[.F11]+([.E12]*[.P11]+[.G12]*[.Q11])/(2*([.P11]+[.Q11]))" office:value-type="float" office:value="-0.980122720142792" calcext:value-type="float">
            <text:p>-0.980122720142792</text:p>
          </table:table-cell>
          <table:table-cell table:style-name="ce1" table:formula="of:=1/2*[.G11]+([.F12]*[.Q11]+[.H12]*[.R11])/(2*([.Q11]+[.R11]))" office:value-type="float" office:value="-1.57189490964699" calcext:value-type="float">
            <text:p>-1.57189490964699</text:p>
          </table:table-cell>
          <table:table-cell table:style-name="ce1" table:formula="of:=1/2*[.H11]+([.G12]*[.R11]+[.I12]*[.S11])/(2*([.R11]+[.S11]))" office:value-type="float" office:value="-2.37882401041604" calcext:value-type="float">
            <text:p>-2.37882401041604</text:p>
          </table:table-cell>
          <table:table-cell table:style-name="ce1" table:formula="of:=1/2*[.I11]+([.H12]*[.S11]+[.J12]*[.T11])/(2*([.S11]+[.T11]))" office:value-type="float" office:value="-3.55714388151991" calcext:value-type="float">
            <text:p>-3.55714388151991</text:p>
          </table:table-cell>
          <table:table-cell table:style-name="ce1" table:formula="of:=1/2*[.J11]+([.I12]*[.T11]+[.K12]*[.U11])/(2*([.T11]+[.U11]))" office:value-type="float" office:value="-5.5658274982189" calcext:value-type="float">
            <text:p>-5.5658274982189</text:p>
          </table:table-cell>
          <table:table-cell office:value-type="float" office:value="-10" calcext:value-type="float">
            <text:p>-10</text:p>
          </table:table-cell>
          <table:table-cell table:number-columns-repeated="1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</table:table>
      <table:table table:name="10x10 homogeneous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5]+[.D5])/4+[.C6]/2" office:value-type="float" office:value="5.57013560931754" calcext:value-type="float">
            <text:p>5.57013560931754</text:p>
          </table:table-cell>
          <table:table-cell table:formula="of:=([.C5]+[.E5])/4+[.D6]/2" office:value-type="float" office:value="3.56259240052758" calcext:value-type="float">
            <text:p>3.56259240052758</text:p>
          </table:table-cell>
          <table:table-cell table:formula="of:=([.D5]+[.F5])/4+[.E6]/2" office:value-type="float" office:value="2.38460479425088" calcext:value-type="float">
            <text:p>2.38460479425088</text:p>
          </table:table-cell>
          <table:table-cell table:formula="of:=([.E5]+[.G5])/4+[.F6]/2" office:value-type="float" office:value="1.57775628175588" calcext:value-type="float">
            <text:p>1.57775628175588</text:p>
          </table:table-cell>
          <table:table-cell table:formula="of:=([.F5]+[.H5])/4+[.G6]/2" office:value-type="float" office:value="0.985970710941674" calcext:value-type="float">
            <text:p>0.985970710941674</text:p>
          </table:table-cell>
          <table:table-cell table:formula="of:=([.G5]+[.I5])/4+[.H6]/2" office:value-type="float" office:value="0.549034393807861" calcext:value-type="float">
            <text:p>0.549034393807861</text:p>
          </table:table-cell>
          <table:table-cell table:formula="of:=([.H5]+[.J5])/4+[.I6]/2" office:value-type="float" office:value="0.243296984284883" calcext:value-type="float">
            <text:p>0.243296984284883</text:p>
          </table:table-cell>
          <table:table-cell table:formula="of:=([.I5]+[.K5])/4+[.J6]/2" office:value-type="float" office:value="0.0608085146334859" calcext:value-type="float">
            <text:p>0.060808514633486</text:p>
          </table:table-cell>
          <table:table-cell table:formula="of:=([.J5]+[.K6])/2" office:value-type="float" office:value="-0.0000210941033769244" calcext:value-type="float">
            <text:p>-2.10941033769244E-05</text:p>
          </table:table-cell>
        </table:table-row>
        <table:table-row table:style-name="ro1">
          <table:table-cell/>
          <table:table-cell table:formula="of:=([.B5]+[.B7])/4+[.C6]/2" office:value-type="float" office:value="5.57013568005023" calcext:value-type="float">
            <text:p>5.57013568005023</text:p>
          </table:table-cell>
          <table:table-cell table:formula="of:=([.C5]+[.B6]+[.C7]+[.D6])/4" office:value-type="float" office:value="4.35897516349149" calcext:value-type="float">
            <text:p>4.35897516349149</text:p>
          </table:table-cell>
          <table:table-cell table:formula="of:=([.D5]+[.C6]+[.D7]+[.E6])/4" office:value-type="float" office:value="3.14781464478733" calcext:value-type="float">
            <text:p>3.14781464478733</text:p>
          </table:table-cell>
          <table:table-cell table:formula="of:=([.E5]+[.D6]+[.E7]+[.F6])/4" office:value-type="float" office:value="2.19903534999043" calcext:value-type="float">
            <text:p>2.19903534999043</text:p>
          </table:table-cell>
          <table:table-cell table:formula="of:=([.F5]+[.E6]+[.F7]+[.G6])/4" office:value-type="float" office:value="1.47022495811074" calcext:value-type="float">
            <text:p>1.47022495811074</text:p>
          </table:table-cell>
          <table:table-cell table:formula="of:=([.G5]+[.F6]+[.G7]+[.H6])/4" office:value-type="float" office:value="0.908546180337857" calcext:value-type="float">
            <text:p>0.908546180337857</text:p>
          </table:table-cell>
          <table:table-cell table:formula="of:=([.H5]+[.G6]+[.H7]+[.I6])/4" office:value-type="float" office:value="0.483434982979971" calcext:value-type="float">
            <text:p>0.483434982979971</text:p>
          </table:table-cell>
          <table:table-cell table:formula="of:=([.I5]+[.H6]+[.I7]+[.J6])/4" office:value-type="float" office:value="0.18167254081137" calcext:value-type="float">
            <text:p>0.18167254081137</text:p>
          </table:table-cell>
          <table:table-cell table:formula="of:=([.J5]+[.I6]+[.J7]+[.K6])/4" office:value-type="float" office:value="-0.0000209158237810311" calcext:value-type="float">
            <text:p>-2.09158237810311E-05</text:p>
          </table:table-cell>
          <table:table-cell table:formula="of:=([.K5]+[.K7])/4+[.J6]/2" office:value-type="float" office:value="-0.0608505460987877" calcext:value-type="float">
            <text:p>-0.060850546098788</text:p>
          </table:table-cell>
        </table:table-row>
        <table:table-row table:style-name="ro1">
          <table:table-cell/>
          <table:table-cell table:formula="of:=([.B6]+[.B8])/4+[.C7]/2" office:value-type="float" office:value="3.56259248132112" calcext:value-type="float">
            <text:p>3.56259248132112</text:p>
          </table:table-cell>
          <table:table-cell table:formula="of:=([.C6]+[.B7]+[.C8]+[.D7])/4" office:value-type="float" office:value="3.14781475264136" calcext:value-type="float">
            <text:p>3.14781475264136</text:p>
          </table:table-cell>
          <table:table-cell table:formula="of:=([.D6]+[.C7]+[.D8]+[.E7])/4" office:value-type="float" office:value="2.47065597027664" calcext:value-type="float">
            <text:p>2.47065597027664</text:p>
          </table:table-cell>
          <table:table-cell table:formula="of:=([.E6]+[.D7]+[.E8]+[.F7])/4" office:value-type="float" office:value="1.79349730489868" calcext:value-type="float">
            <text:p>1.79349730489868</text:p>
          </table:table-cell>
          <table:table-cell table:formula="of:=([.F6]+[.E7]+[.F8]+[.G7])/4" office:value-type="float" office:value="1.19556270296023" calcext:value-type="float">
            <text:p>1.19556270296023</text:p>
          </table:table-cell>
          <table:table-cell table:formula="of:=([.G6]+[.F7]+[.G8]+[.H7])/4" office:value-type="float" office:value="0.694554461772738" calcext:value-type="float">
            <text:p>0.694554461772738</text:p>
          </table:table-cell>
          <table:table-cell table:formula="of:=([.H6]+[.G7]+[.H8]+[.I7])/4" office:value-type="float" office:value="0.29448707263232" calcext:value-type="float">
            <text:p>0.29448707263232</text:p>
          </table:table-cell>
          <table:table-cell table:formula="of:=([.I6]+[.H7]+[.I8]+[.J7])/4" office:value-type="float" office:value="-0.0000207393689539356" calcext:value-type="float">
            <text:p>-2.07393689539356E-05</text:p>
          </table:table-cell>
          <table:table-cell table:formula="of:=([.J6]+[.I7]+[.J8]+[.K7])/4" office:value-type="float" office:value="-0.181714119716636" calcext:value-type="float">
            <text:p>-0.181714119716636</text:p>
          </table:table-cell>
          <table:table-cell table:formula="of:=([.K6]+[.K8])/4+[.J7]/2" office:value-type="float" office:value="-0.243338724207979" calcext:value-type="float">
            <text:p>-0.243338724207979</text:p>
          </table:table-cell>
        </table:table-row>
        <table:table-row table:style-name="ro1">
          <table:table-cell/>
          <table:table-cell table:formula="of:=([.B7]+[.B9])/4+[.C8]/2" office:value-type="float" office:value="2.38460487796443" calcext:value-type="float">
            <text:p>2.38460487796443</text:p>
          </table:table-cell>
          <table:table-cell table:formula="of:=([.C7]+[.B8]+[.C9]+[.D8])/4" office:value-type="float" office:value="2.19903539547619" calcext:value-type="float">
            <text:p>2.19903539547619</text:p>
          </table:table-cell>
          <table:table-cell table:formula="of:=([.D7]+[.C8]+[.D9]+[.E8])/4" office:value-type="float" office:value="1.79349747161741" calcext:value-type="float">
            <text:p>1.79349747161741</text:p>
          </table:table-cell>
          <table:table-cell table:formula="of:=([.E7]+[.D8]+[.E9]+[.F8])/4" office:value-type="float" office:value="1.3087358358174" calcext:value-type="float">
            <text:p>1.3087358358174</text:p>
          </table:table-cell>
          <table:table-cell table:formula="of:=([.F7]+[.E8]+[.F9]+[.G8])/4" office:value-type="float" office:value="0.823974369973524" calcext:value-type="float">
            <text:p>0.823974369973524</text:p>
          </table:table-cell>
          <table:table-cell table:formula="of:=([.G7]+[.F8]+[.G9]+[.H8])/4" office:value-type="float" office:value="0.379621988811747" calcext:value-type="float">
            <text:p>0.379621988811747</text:p>
          </table:table-cell>
          <table:table-cell table:formula="of:=([.H7]+[.G8]+[.H9]+[.I8])/4" office:value-type="float" office:value="-0.0000203685727985098" calcext:value-type="float">
            <text:p>-2.03685727985098E-05</text:p>
          </table:table-cell>
          <table:table-cell table:formula="of:=([.I7]+[.H8]+[.I9]+[.J8])/4" office:value-type="float" office:value="-0.294528084977404" calcext:value-type="float">
            <text:p>-0.294528084977404</text:p>
          </table:table-cell>
          <table:table-cell table:formula="of:=([.J7]+[.I8]+[.J9]+[.K8])/4" office:value-type="float" office:value="-0.483476036594248" calcext:value-type="float">
            <text:p>-0.483476036594248</text:p>
          </table:table-cell>
          <table:table-cell table:formula="of:=([.K7]+[.K9])/4+[.J8]/2" office:value-type="float" office:value="-0.549075528075373" calcext:value-type="float">
            <text:p>-0.549075528075373</text:p>
          </table:table-cell>
        </table:table-row>
        <table:table-row table:style-name="ro1">
          <table:table-cell/>
          <table:table-cell table:formula="of:=([.B8]+[.B10])/4+[.C9]/2" office:value-type="float" office:value="1.57775632685461" calcext:value-type="float">
            <text:p>1.57775632685461</text:p>
          </table:table-cell>
          <table:table-cell table:formula="of:=([.C8]+[.B9]+[.C10]+[.D9])/4" office:value-type="float" office:value="1.47022500923325" calcext:value-type="float">
            <text:p>1.47022500923325</text:p>
          </table:table-cell>
          <table:table-cell table:formula="of:=([.D8]+[.C9]+[.D10]+[.E9])/4" office:value-type="float" office:value="1.19556276264927" calcext:value-type="float">
            <text:p>1.19556276264927</text:p>
          </table:table-cell>
          <table:table-cell table:formula="of:=([.E8]+[.D9]+[.E10]+[.F9])/4" office:value-type="float" office:value="0.823974400741543" calcext:value-type="float">
            <text:p>0.823974400741543</text:p>
          </table:table-cell>
          <table:table-cell table:formula="of:=([.F8]+[.E9]+[.F10]+[.G9])/4" office:value-type="float" office:value="0.41197702403088" calcext:value-type="float">
            <text:p>0.41197702403088</text:p>
          </table:table-cell>
          <table:table-cell table:formula="of:=([.G8]+[.F9]+[.G10]+[.H9])/4" office:value-type="float" office:value="-0.0000202942421325264" calcext:value-type="float">
            <text:p>-2.02942421325264E-05</text:p>
          </table:table-cell>
          <table:table-cell table:formula="of:=([.H8]+[.G9]+[.H10]+[.I9])/4" office:value-type="float" office:value="-0.379662450757858" calcext:value-type="float">
            <text:p>-0.379662450757858</text:p>
          </table:table-cell>
          <table:table-cell table:formula="of:=([.I8]+[.H9]+[.I10]+[.J9])/4" office:value-type="float" office:value="-0.694594764408459" calcext:value-type="float">
            <text:p>-0.694594764408459</text:p>
          </table:table-cell>
          <table:table-cell table:formula="of:=([.J8]+[.I9]+[.J10]+[.K9])/4" office:value-type="float" office:value="-0.908586347923146" calcext:value-type="float">
            <text:p>-0.908586347923146</text:p>
          </table:table-cell>
          <table:table-cell table:formula="of:=([.K8]+[.K10])/4+[.J9]/2" office:value-type="float" office:value="-0.986010769198373" calcext:value-type="float">
            <text:p>-0.986010769198373</text:p>
          </table:table-cell>
        </table:table-row>
        <table:table-row table:style-name="ro1">
          <table:table-cell/>
          <table:table-cell table:formula="of:=([.B9]+[.B11])/4+[.C10]/2" office:value-type="float" office:value="0.985970741643637" calcext:value-type="float">
            <text:p>0.985970741643637</text:p>
          </table:table-cell>
          <table:table-cell table:formula="of:=([.C9]+[.B10]+[.C11]+[.D10])/4" office:value-type="float" office:value="0.908546187289346" calcext:value-type="float">
            <text:p>0.908546187289346</text:p>
          </table:table-cell>
          <table:table-cell table:formula="of:=([.D9]+[.C10]+[.D11]+[.E10])/4" office:value-type="float" office:value="0.69455444717604" calcext:value-type="float">
            <text:p>0.69455444717604</text:p>
          </table:table-cell>
          <table:table-cell table:formula="of:=([.E9]+[.D10]+[.E11]+[.F10])/4" office:value-type="float" office:value="0.37962198046862" calcext:value-type="float">
            <text:p>0.37962198046862</text:p>
          </table:table-cell>
          <table:table-cell table:formula="of:=([.F9]+[.E10]+[.F11]+[.G10])/4" office:value-type="float" office:value="-0.0000203000790165858" calcext:value-type="float">
            <text:p>-2.03000790165858E-05</text:p>
          </table:table-cell>
          <table:table-cell table:formula="of:=([.G9]+[.F10]+[.G11]+[.H10])/4" office:value-type="float" office:value="-0.412017332792625" calcext:value-type="float">
            <text:p>-0.412017332792625</text:p>
          </table:table-cell>
          <table:table-cell table:formula="of:=([.H9]+[.G10]+[.H11]+[.I10])/4" office:value-type="float" office:value="-0.824014123501728" calcext:value-type="float">
            <text:p>-0.824014123501728</text:p>
          </table:table-cell>
          <table:table-cell table:formula="of:=([.I9]+[.H10]+[.I11]+[.J10])/4" office:value-type="float" office:value="-1.19560186011568" calcext:value-type="float">
            <text:p>-1.19560186011568</text:p>
          </table:table-cell>
          <table:table-cell table:formula="of:=([.J9]+[.I10]+[.J11]+[.K10])/4" office:value-type="float" office:value="-1.47026357093648" calcext:value-type="float">
            <text:p>-1.47026357093648</text:p>
          </table:table-cell>
          <table:table-cell table:formula="of:=([.K9]+[.K11])/4+[.J10]/2" office:value-type="float" office:value="-1.57779447204381" calcext:value-type="float">
            <text:p>-1.57779447204381</text:p>
          </table:table-cell>
        </table:table-row>
        <table:table-row table:style-name="ro1">
          <table:table-cell/>
          <table:table-cell table:formula="of:=([.B10]+[.B12])/4+[.C11]/2" office:value-type="float" office:value="0.549034354478721" calcext:value-type="float">
            <text:p>0.549034354478721</text:p>
          </table:table-cell>
          <table:table-cell table:formula="of:=([.C10]+[.B11]+[.C12]+[.D11])/4" office:value-type="float" office:value="0.483434929911581" calcext:value-type="float">
            <text:p>0.483434929911581</text:p>
          </table:table-cell>
          <table:table-cell table:formula="of:=([.D10]+[.C11]+[.D12]+[.E11])/4" office:value-type="float" office:value="0.294487051607638" calcext:value-type="float">
            <text:p>0.294487051607638</text:p>
          </table:table-cell>
          <table:table-cell table:formula="of:=([.E10]+[.D11]+[.E12]+[.F11])/4" office:value-type="float" office:value="-0.0000203838059753547" calcext:value-type="float">
            <text:p>-2.03838059753547E-05</text:p>
          </table:table-cell>
          <table:table-cell table:formula="of:=([.F10]+[.E11]+[.F12]+[.G11])/4" office:value-type="float" office:value="-0.379662491703646" calcext:value-type="float">
            <text:p>-0.379662491703646</text:p>
          </table:table-cell>
          <table:table-cell table:formula="of:=([.G10]+[.F11]+[.G12]+[.H11])/4" office:value-type="float" office:value="-0.824014166510199" calcext:value-type="float">
            <text:p>-0.824014166510199</text:p>
          </table:table-cell>
          <table:table-cell table:formula="of:=([.H10]+[.G11]+[.H12]+[.I11])/4" office:value-type="float" office:value="-1.30877437705694" calcext:value-type="float">
            <text:p>-1.30877437705694</text:p>
          </table:table-cell>
          <table:table-cell table:formula="of:=([.I10]+[.H11]+[.I12]+[.J11])/4" office:value-type="float" office:value="-1.79353454208771" calcext:value-type="float">
            <text:p>-1.79353454208771</text:p>
          </table:table-cell>
          <table:table-cell table:formula="of:=([.J10]+[.I11]+[.J12]+[.K11])/4" office:value-type="float" office:value="-2.19907114535068" calcext:value-type="float">
            <text:p>-2.19907114535068</text:p>
          </table:table-cell>
          <table:table-cell table:formula="of:=([.K10]+[.K12])/4+[.J11]/2" office:value-type="float" office:value="-2.38463977786816" calcext:value-type="float">
            <text:p>-2.38463977786816</text:p>
          </table:table-cell>
        </table:table-row>
        <table:table-row table:style-name="ro1">
          <table:table-cell/>
          <table:table-cell table:formula="of:=([.B11]+[.B13])/4+[.C12]/2" office:value-type="float" office:value="0.243296816448087" calcext:value-type="float">
            <text:p>0.243296816448087</text:p>
          </table:table-cell>
          <table:table-cell table:formula="of:=([.C11]+[.B12]+[.C13]+[.D12])/4" office:value-type="float" office:value="0.181672496754311" calcext:value-type="float">
            <text:p>0.181672496754311</text:p>
          </table:table-cell>
          <table:table-cell table:formula="of:=([.D11]+[.C12]+[.D13]+[.E12])/4" office:value-type="float" office:value="-0.0000205977665723167" calcext:value-type="float">
            <text:p>-2.05977665723167E-05</text:p>
          </table:table-cell>
          <table:table-cell table:formula="of:=([.E11]+[.D12]+[.E13]+[.F12])/4" office:value-type="float" office:value="-0.294527898260826" calcext:value-type="float">
            <text:p>-0.294527898260826</text:p>
          </table:table-cell>
          <table:table-cell table:formula="of:=([.F11]+[.E12]+[.F13]+[.G12])/4" office:value-type="float" office:value="-0.694594607522474" calcext:value-type="float">
            <text:p>-0.694594607522474</text:p>
          </table:table-cell>
          <table:table-cell table:formula="of:=([.G11]+[.F12]+[.G13]+[.H12])/4" office:value-type="float" office:value="-1.1956017411935" calcext:value-type="float">
            <text:p>-1.1956017411935</text:p>
          </table:table-cell>
          <table:table-cell table:formula="of:=([.H11]+[.G12]+[.H13]+[.I12])/4" office:value-type="float" office:value="-1.79353449715736" calcext:value-type="float">
            <text:p>-1.79353449715736</text:p>
          </table:table-cell>
          <table:table-cell table:formula="of:=([.I11]+[.H12]+[.I13]+[.J12])/4" office:value-type="float" office:value="-2.47069052117067" calcext:value-type="float">
            <text:p>-2.47069052117067</text:p>
          </table:table-cell>
          <table:table-cell table:formula="of:=([.J11]+[.I12]+[.J13]+[.K12])/4" office:value-type="float" office:value="-3.14784633001944" calcext:value-type="float">
            <text:p>-3.14784633001944</text:p>
          </table:table-cell>
          <table:table-cell table:formula="of:=([.K11]+[.K13])/4+[.J12]/2" office:value-type="float" office:value="-3.56262217466367" calcext:value-type="float">
            <text:p>-3.56262217466367</text:p>
          </table:table-cell>
        </table:table-row>
        <table:table-row table:style-name="ro1">
          <table:table-cell/>
          <table:table-cell table:formula="of:=([.B12]+[.B14])/4+[.C13]/2" office:value-type="float" office:value="0.0608081695267596" calcext:value-type="float">
            <text:p>0.06080816952676</text:p>
          </table:table-cell>
          <table:table-cell table:formula="of:=([.C12]+[.B13]+[.C14]+[.D13])/4" office:value-type="float" office:value="-0.0000210116713087252" calcext:value-type="float">
            <text:p>-2.10116713087252E-05</text:p>
          </table:table-cell>
          <table:table-cell table:formula="of:=([.D12]+[.C13]+[.D14]+[.E13])/4" office:value-type="float" office:value="-0.181713971043859" calcext:value-type="float">
            <text:p>-0.181713971043859</text:p>
          </table:table-cell>
          <table:table-cell table:formula="of:=([.E12]+[.D13]+[.E14]+[.F13])/4" office:value-type="float" office:value="-0.48347578457696" calcext:value-type="float">
            <text:p>-0.48347578457696</text:p>
          </table:table-cell>
          <table:table-cell table:formula="of:=([.F12]+[.E13]+[.F14]+[.G13])/4" office:value-type="float" office:value="-0.908586104682412" calcext:value-type="float">
            <text:p>-0.908586104682412</text:p>
          </table:table-cell>
          <table:table-cell table:formula="of:=([.G12]+[.F13]+[.G14]+[.H13])/4" office:value-type="float" office:value="-1.47026333807819" calcext:value-type="float">
            <text:p>-1.47026333807819</text:p>
          </table:table-cell>
          <table:table-cell table:formula="of:=([.H12]+[.G13]+[.H14]+[.I13])/4" office:value-type="float" office:value="-2.19907108850455" calcext:value-type="float">
            <text:p>-2.19907108850455</text:p>
          </table:table-cell>
          <table:table-cell table:formula="of:=([.I12]+[.H13]+[.I14]+[.J13])/4" office:value-type="float" office:value="-3.14784630394951" calcext:value-type="float">
            <text:p>-3.14784630394951</text:p>
          </table:table-cell>
          <table:table-cell table:formula="of:=([.J12]+[.I13]+[.J14]+[.K13])/4" office:value-type="float" office:value="-4.35900129314419" calcext:value-type="float">
            <text:p>-4.35900129314419</text:p>
          </table:table-cell>
          <table:table-cell table:formula="of:=([.K12]+[.K14])/4+[.J13]/2" office:value-type="float" office:value="-5.57015619023801" calcext:value-type="float">
            <text:p>-5.57015619023801</text:p>
          </table:table-cell>
        </table:table-row>
        <table:table-row table:style-name="ro1">
          <table:table-cell/>
          <table:table-cell table:formula="of:=([.B13]+[.C14])/2" office:value-type="float" office:value="-0.0000215088834907215" calcext:value-type="float">
            <text:p>-2.15088834907215E-05</text:p>
          </table:table-cell>
          <table:table-cell table:formula="of:=([.B14]+[.D14])/4+[.C13]/2" office:value-type="float" office:value="-0.0608505592089852" calcext:value-type="float">
            <text:p>-0.060850559208985</text:p>
          </table:table-cell>
          <table:table-cell table:formula="of:=([.C14]+[.E14])/4+[.D13]/2" office:value-type="float" office:value="-0.243338451466138" calcext:value-type="float">
            <text:p>-0.243338451466138</text:p>
          </table:table-cell>
          <table:table-cell table:formula="of:=([.D14]+[.F14])/4+[.E13]/2" office:value-type="float" office:value="-0.549075164320744" calcext:value-type="float">
            <text:p>-0.549075164320744</text:p>
          </table:table-cell>
          <table:table-cell table:formula="of:=([.E14]+[.G14])/4+[.F13]/2" office:value-type="float" office:value="-0.986010459456656" calcext:value-type="float">
            <text:p>-0.986010459456656</text:p>
          </table:table-cell>
          <table:table-cell table:formula="of:=([.F14]+[.H14])/4+[.G13]/2" office:value-type="float" office:value="-1.57779425658421" calcext:value-type="float">
            <text:p>-1.57779425658421</text:p>
          </table:table-cell>
          <table:table-cell table:formula="of:=([.G14]+[.I14])/4+[.H13]/2" office:value-type="float" office:value="-2.38463968651876" calcext:value-type="float">
            <text:p>-2.38463968651876</text:p>
          </table:table-cell>
          <table:table-cell table:formula="of:=([.H14]+[.J14])/4+[.I13]/2" office:value-type="float" office:value="-3.56262213648442" calcext:value-type="float">
            <text:p>-3.56262213648442</text:p>
          </table:table-cell>
          <table:table-cell table:formula="of:=([.I14]+[.K14])/4+[.J13]/2" office:value-type="float" office:value="-5.57015620074429" calcext:value-type="float">
            <text:p>-5.57015620074429</text:p>
          </table:table-cell>
          <table:table-cell office:value-type="float" office:value="-10" calcext:value-type="float">
            <text:p>-10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2x2 (Conductivity T)</text:p>
          </table:table-cell>
          <table:table-cell/>
        </table:table-row>
        <table:table-row table:style-name="ro2">
          <table:table-cell/>
          <table:table-cell table:style-name="ce4" table:formula="of:=([.G5]*[.G6]+[.F3]*[.C3]/2+[.F3]*[.B4]/2)/([.F3]+[.G6])" office:value-type="float" office:value="9.99999042254067" calcext:value-type="float">
            <text:p>9.99999042254067</text:p>
          </table:table-cell>
          <table:table-cell table:formula="of:=1/2*[.C4]+([.B3]*[.F3]+[.D3]*[.G3])/(2*([.F3]+[.G3]))" office:value-type="float" office:value="0.42253067799057" calcext:value-type="float">
            <text:p>0.42253067799057</text:p>
          </table:table-cell>
          <table:table-cell table:formula="of:=([.C3]+[.D4])/2" office:value-type="float" office:value="-2.3943693845346" calcext:value-type="float">
            <text:p>-2.3943693845346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/>
          <table:table-cell table:formula="of:=1/2*[.C4]+([.B3]*[.F3]+[.B5]*[.F4])/(2*([.F3]+[.F4]))" office:value-type="float" office:value="0.4225314203495" calcext:value-type="float">
            <text:p>0.4225314203495</text:p>
          </table:table-cell>
          <table:table-cell table:formula="of:=(([.F3]+[.G3])*[.C3]+([.F4]+[.G4])*[.C5]+([.F3]+[.F4])*[.B4]+([.G3]+[.G4])*[.D4])/2/([.F3]+[.F4]+[.G3]+[.G4])" office:value-type="float" office:value="-2.95774921003944" calcext:value-type="float">
            <text:p>-2.95774921003944</text:p>
          </table:table-cell>
          <table:table-cell table:formula="of:=1/2*[.C4]+([.D3]*[.G3]+[.D5]*[.G4])/(2*([.G3]+[.G4]))" office:value-type="float" office:value="-5.21126950244215" calcext:value-type="float">
            <text:p>-5.211269502442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table-cell table:formula="of:=([.B4]+[.C5])/2" office:value-type="float" office:value="-2.39436884067522" calcext:value-type="float">
            <text:p>-2.39436884067522</text:p>
          </table:table-cell>
          <table:table-cell table:formula="of:=1/2*[.C4]+([.B5]*[.F4]+[.D5]*[.G4])/(2*([.F4]+[.G4]))" office:value-type="float" office:value="-5.21126937208905" calcext:value-type="float">
            <text:p>-5.21126937208905</text:p>
          </table:table-cell>
          <table:table-cell table:style-name="ce5" office:value-type="float" office:value="-10" calcext:value-type="float">
            <text:p>-10</text:p>
          </table:table-cell>
          <table:table-cell/>
          <table:table-cell office:value-type="string" calcext:value-type="string">
            <text:p>phix (potential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x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10x10 <text:s/>(Potential phi)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2x2 (Conductivity T)</text:p>
          </table:table-cell>
          <table:table-cell table:number-columns-repeated="8"/>
        </table:table-row>
        <table:table-row table:style-name="ro1">
          <table:table-cell/>
          <table:table-cell table:formula="of:=([.C15]*[.C16]+[.N3]*[.C3]/2+[.N3]*[.B4]/2)/([.C16]+[.N3])" office:value-type="float" office:value="9.41653381940362" calcext:value-type="float">
            <text:p>9.41653381940362</text:p>
          </table:table-cell>
          <table:table-cell table:formula="of:=1/2*[.C4]+([.B3]*[.M3]+[.D3]*[.N3])/(2*([.M3]+[.N3]))" office:value-type="float" office:value="3.56497166807347" calcext:value-type="float">
            <text:p>3.56497166807347</text:p>
          </table:table-cell>
          <table:table-cell table:formula="of:=1/2*[.D4]+([.C3]*[.N3]+[.E3]*[.O3])/(2*([.N3]+[.O3]))" office:value-type="float" office:value="0.867566336462825" calcext:value-type="float">
            <text:p>0.867566336462825</text:p>
          </table:table-cell>
          <table:table-cell table:formula="of:=1/2*[.E4]+([.D3]*[.O3]+[.F3]*[.P3])/(2*([.O3]+[.P3]))" office:value-type="float" office:value="-0.781894929082115" calcext:value-type="float">
            <text:p>-0.781894929082115</text:p>
          </table:table-cell>
          <table:table-cell table:formula="of:=1/2*[.F4]+([.E3]*[.P3]+[.G3]*[.Q3])/(2*([.P3]+[.Q3]))" office:value-type="float" office:value="-2.0042875868759" calcext:value-type="float">
            <text:p>-2.0042875868759</text:p>
          </table:table-cell>
          <table:table-cell table:formula="of:=1/2*[.G4]+([.F3]*[.Q3]+[.H3]*[.R3])/(2*([.Q3]+[.R3]))" office:value-type="float" office:value="-2.47490467956476" calcext:value-type="float">
            <text:p>-2.47490467956476</text:p>
          </table:table-cell>
          <table:table-cell table:formula="of:=1/2*[.H4]+([.G3]*[.R3]+[.I3]*[.S3])/(2*([.R3]+[.S3]))" office:value-type="float" office:value="-2.81490074339012" calcext:value-type="float">
            <text:p>-2.81490074339012</text:p>
          </table:table-cell>
          <table:table-cell table:formula="of:=1/2*[.I4]+([.H3]*[.S3]+[.J3]*[.T3])/(2*([.S3]+[.T3]))" office:value-type="float" office:value="-3.04881922672588" calcext:value-type="float">
            <text:p>-3.04881922672588</text:p>
          </table:table-cell>
          <table:table-cell table:formula="of:=1/2*[.J4]+([.I3]*[.T3]+[.K3]*[.U3])/(2*([.T3]+[.U3]))" office:value-type="float" office:value="-3.18685359099843" calcext:value-type="float">
            <text:p>-3.18685359099843</text:p>
          </table:table-cell>
          <table:table-cell table:formula="of:=([.J3]+[.K4])/2" office:value-type="float" office:value="-3.23260153945631" calcext:value-type="float">
            <text:p>-3.2326015394563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4]+([.B3]*[.M3]+[.B5]*[.M4])/(2*([.M3]+[.M4]))" office:value-type="float" office:value="3.59877165251198" calcext:value-type="float">
            <text:p>3.59877165251198</text:p>
          </table:table-cell>
          <table:table-cell table:formula="of:=(([.M3]+[.N3])*[.C3]+([.M4]+[.N4])*[.C5]+([.M3]+[.M4])*[.B4]+([.N3]+[.N4])*[.D4])/(2*([.M3]+[.M4]+[.N3]+[.N4]))" office:value-type="float" office:value="1.98789375706963" calcext:value-type="float">
            <text:p>1.98789375706963</text:p>
          </table:table-cell>
          <table:table-cell table:formula="of:=(([.N3]+[.O3])*[.D3]+([.N4]+[.O4])*[.D5]+([.N3]+[.N4])*[.C4]+([.O3]+[.O4])*[.E4])/(2*([.N3]+[.N4]+[.O3]+[.O4]))" office:value-type="float" office:value="0.343592478866691" calcext:value-type="float">
            <text:p>0.343592478866691</text:p>
          </table:table-cell>
          <table:table-cell table:formula="of:=(([.O3]+[.P3])*[.E3]+([.O4]+[.P4])*[.E5]+([.O3]+[.O4])*[.D4]+([.P3]+[.P4])*[.F4])/(2*([.O3]+[.O4]+[.P3]+[.P4]))" office:value-type="float" office:value="-0.995429556389959" calcext:value-type="float">
            <text:p>-0.995429556389959</text:p>
          </table:table-cell>
          <table:table-cell table:formula="of:=(([.P3]+[.Q3])*[.F3]+([.P4]+[.Q4])*[.F5]+([.P3]+[.P4])*[.E4]+([.Q3]+[.Q4])*[.G4])/(2*([.P3]+[.P4]+[.Q3]+[.Q4]))" office:value-type="float" office:value="-2.09800722640375" calcext:value-type="float">
            <text:p>-2.09800722640375</text:p>
          </table:table-cell>
          <table:table-cell table:formula="of:=(([.Q3]+[.R3])*[.G3]+([.Q4]+[.R4])*[.G5]+([.Q3]+[.Q4])*[.F4]+([.R3]+[.R4])*[.H4])/(2*([.Q3]+[.Q4]+[.R3]+[.R4]))" office:value-type="float" office:value="-2.54021527816746" calcext:value-type="float">
            <text:p>-2.54021527816746</text:p>
          </table:table-cell>
          <table:table-cell table:formula="of:=(([.R3]+[.S3])*[.H3]+([.R4]+[.S4])*[.H5]+([.R3]+[.R4])*[.G4]+([.S3]+[.S4])*[.I4])/(2*([.R3]+[.R4]+[.S3]+[.S4]))" office:value-type="float" office:value="-2.86793964252178" calcext:value-type="float">
            <text:p>-2.86793964252178</text:p>
          </table:table-cell>
          <table:table-cell table:formula="of:=(([.S3]+[.T3])*[.I3]+([.S4]+[.T4])*[.I5]+([.S3]+[.S4])*[.H4]+([.T3]+[.T4])*[.J4])/(2*([.S3]+[.S4]+[.T3]+[.T4]))" office:value-type="float" office:value="-3.09676133398001" calcext:value-type="float">
            <text:p>-3.09676133398001</text:p>
          </table:table-cell>
          <table:table-cell table:formula="of:=(([.T3]+[.U3])*[.J3]+([.T4]+[.U4])*[.J5]+([.T3]+[.T4])*[.I4]+([.U3]+[.U4])*[.K4])/(2*([.T3]+[.T4]+[.U3]+[.U4]))" office:value-type="float" office:value="-3.23299687059477" calcext:value-type="float">
            <text:p>-3.23299687059477</text:p>
          </table:table-cell>
          <table:table-cell table:formula="of:=1/2*[.J4]+([.K3]*[.U3]+[.K5]*[.U4])/(2*([.U3]+[.U4]))" office:value-type="float" office:value="-3.27834948791419" calcext:value-type="float">
            <text:p>-3.2783494879141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5]+([.B4]*[.M4]+[.B6]*[.M5])/(2*([.M4]+[.M5]))" office:value-type="float" office:value="1.00276405125117" calcext:value-type="float">
            <text:p>1.00276405125117</text:p>
          </table:table-cell>
          <table:table-cell table:formula="of:=(([.M4]+[.N4])*[.C4]+([.M5]+[.N5])*[.C6]+([.M4]+[.M5])*[.B5]+([.N4]+[.N5])*[.D5])/(2*([.M4]+[.M5]+[.N4]+[.N5]))" office:value-type="float" office:value="0.444238875722107" calcext:value-type="float">
            <text:p>0.444238875722107</text:p>
          </table:table-cell>
          <table:table-cell table:formula="of:=(([.N4]+[.O4])*[.D4]+([.N5]+[.O5])*[.D6]+([.N4]+[.N5])*[.C5]+([.O4]+[.O5])*[.E5])/(2*([.N4]+[.N5]+[.O4]+[.O5]))" office:value-type="float" office:value="-0.485658839227025" calcext:value-type="float">
            <text:p>-0.485658839227025</text:p>
          </table:table-cell>
          <table:table-cell table:formula="of:=(([.O4]+[.P4])*[.E4]+([.O5]+[.P5])*[.E6]+([.O4]+[.O5])*[.D5]+([.P4]+[.P5])*[.F5])/(2*([.O4]+[.O5]+[.P4]+[.P5]))" office:value-type="float" office:value="-1.44540962176571" calcext:value-type="float">
            <text:p>-1.44540962176571</text:p>
          </table:table-cell>
          <table:table-cell table:formula="of:=(([.P4]+[.Q4])*[.F4]+([.P5]+[.Q5])*[.F6]+([.P4]+[.P5])*[.E5]+([.Q4]+[.Q5])*[.G5])/(2*([.P4]+[.P5]+[.Q4]+[.Q5]))" office:value-type="float" office:value="-2.33716838283964" calcext:value-type="float">
            <text:p>-2.33716838283964</text:p>
          </table:table-cell>
          <table:table-cell table:formula="of:=(([.Q4]+[.R4])*[.G4]+([.Q5]+[.R5])*[.G6]+([.Q4]+[.Q5])*[.F5]+([.R4]+[.R5])*[.H5])/(2*([.Q4]+[.Q5]+[.R4]+[.R5]))" office:value-type="float" office:value="-2.72000989095091" calcext:value-type="float">
            <text:p>-2.72000989095091</text:p>
          </table:table-cell>
          <table:table-cell table:formula="of:=(([.R4]+[.S4])*[.H4]+([.R5]+[.S5])*[.H6]+([.R4]+[.R5])*[.G5]+([.S4]+[.S5])*[.I5])/(2*([.R4]+[.R5]+[.S4]+[.S5]))" office:value-type="float" office:value="-3.01988162638902" calcext:value-type="float">
            <text:p>-3.01988162638902</text:p>
          </table:table-cell>
          <table:table-cell table:formula="of:=(([.S4]+[.T4])*[.I4]+([.S5]+[.T5])*[.I6]+([.S4]+[.S5])*[.H5]+([.T4]+[.T5])*[.J5])/(2*([.S4]+[.S5]+[.T4]+[.T5]))" office:value-type="float" office:value="-3.23728987963697" calcext:value-type="float">
            <text:p>-3.23728987963697</text:p>
          </table:table-cell>
          <table:table-cell table:formula="of:=(([.T4]+[.U4])*[.J4]+([.T5]+[.U5])*[.J6]+([.T4]+[.T5])*[.I5]+([.U4]+[.U5])*[.K5])/(2*([.T4]+[.T5]+[.U4]+[.U5]))" office:value-type="float" office:value="-3.37002322755352" calcext:value-type="float">
            <text:p>-3.37002322755352</text:p>
          </table:table-cell>
          <table:table-cell table:formula="of:=1/2*[.J5]+([.K4]*[.U4]+[.K6]*[.U5])/(2*([.U4]+[.U5]))" office:value-type="float" office:value="-3.41480270232195" calcext:value-type="float">
            <text:p>-3.4148027023219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6]+([.B5]*[.M5]+[.B7]*[.M6])/(2*([.M5]+[.M6]))" office:value-type="float" office:value="-0.476193898736356" calcext:value-type="float">
            <text:p>-0.476193898736356</text:p>
          </table:table-cell>
          <table:table-cell table:formula="of:=(([.M5]+[.N5])*[.C5]+([.M6]+[.N6])*[.C7]+([.M5]+[.M6])*[.B6]+([.N5]+[.N6])*[.D6])/(2*([.M5]+[.M6]+[.N5]+[.N6]))" office:value-type="float" office:value="-0.728043129949882" calcext:value-type="float">
            <text:p>-0.728043129949882</text:p>
          </table:table-cell>
          <table:table-cell table:formula="of:=(([.N5]+[.O5])*[.D5]+([.N6]+[.O6])*[.D7]+([.N5]+[.N6])*[.C6]+([.O5]+[.O6])*[.E6])/(2*([.N5]+[.N6]+[.O5]+[.O6]))" office:value-type="float" office:value="-1.28505674098462" calcext:value-type="float">
            <text:p>-1.28505674098462</text:p>
          </table:table-cell>
          <table:table-cell table:formula="of:=(([.O5]+[.P5])*[.E5]+([.O6]+[.P6])*[.E7]+([.O5]+[.O6])*[.D6]+([.P5]+[.P6])*[.F6])/(2*([.O5]+[.O6]+[.P5]+[.P6]))" office:value-type="float" office:value="-1.96338309631007" calcext:value-type="float">
            <text:p>-1.96338309631007</text:p>
          </table:table-cell>
          <table:table-cell table:formula="of:=(([.P5]+[.Q5])*[.F5]+([.P6]+[.Q6])*[.F7]+([.P5]+[.P6])*[.E6]+([.Q5]+[.Q6])*[.G6])/(2*([.P5]+[.P6]+[.Q5]+[.Q6]))" office:value-type="float" office:value="-2.66038067915193" calcext:value-type="float">
            <text:p>-2.66038067915193</text:p>
          </table:table-cell>
          <table:table-cell table:formula="of:=(([.Q5]+[.R5])*[.G5]+([.Q6]+[.R6])*[.G7]+([.Q5]+[.Q6])*[.F6]+([.R5]+[.R6])*[.H6])/(2*([.Q5]+[.Q6]+[.R5]+[.R6]))" office:value-type="float" office:value="-2.98277483429382" calcext:value-type="float">
            <text:p>-2.98277483429382</text:p>
          </table:table-cell>
          <table:table-cell table:formula="of:=(([.R5]+[.S5])*[.H5]+([.R6]+[.S6])*[.H7]+([.R5]+[.R6])*[.G6]+([.S5]+[.S6])*[.I6])/(2*([.R5]+[.R6]+[.S5]+[.S6]))" office:value-type="float" office:value="-3.25428752123991" calcext:value-type="float">
            <text:p>-3.25428752123991</text:p>
          </table:table-cell>
          <table:table-cell table:formula="of:=(([.S5]+[.T5])*[.I5]+([.S6]+[.T6])*[.I7]+([.S5]+[.S6])*[.H6]+([.T5]+[.T6])*[.J6])/(2*([.S5]+[.S6]+[.T5]+[.T6]))" office:value-type="float" office:value="-3.46249359587173" calcext:value-type="float">
            <text:p>-3.46249359587173</text:p>
          </table:table-cell>
          <table:table-cell table:formula="of:=(([.T5]+[.U5])*[.J5]+([.T6]+[.U6])*[.J7]+([.T5]+[.T6])*[.I6]+([.U5]+[.U6])*[.K6])/(2*([.T5]+[.T6]+[.U5]+[.U6]))" office:value-type="float" office:value="-3.59500365715389" calcext:value-type="float">
            <text:p>-3.59500365715389</text:p>
          </table:table-cell>
          <table:table-cell table:formula="of:=1/2*[.J6]+([.K5]*[.U5]+[.K7]*[.U6])/(2*([.U5]+[.U6]))" office:value-type="float" office:value="-3.64081519080671" calcext:value-type="float">
            <text:p>-3.6408151908067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7]+([.B6]*[.M6]+[.B8]*[.M7])/(2*([.M6]+[.M7]))" office:value-type="float" office:value="-1.45144598371015" calcext:value-type="float">
            <text:p>-1.45144598371015</text:p>
          </table:table-cell>
          <table:table-cell table:formula="of:=(([.M6]+[.N6])*[.C6]+([.M7]+[.N7])*[.C8]+([.M6]+[.M7])*[.B7]+([.N6]+[.N7])*[.D7])/(2*([.M6]+[.M7]+[.N6]+[.N7]))" office:value-type="float" office:value="-1.59515895699574" calcext:value-type="float">
            <text:p>-1.59515895699574</text:p>
          </table:table-cell>
          <table:table-cell table:formula="of:=(([.N6]+[.O6])*[.D6]+([.N7]+[.O7])*[.D8]+([.N6]+[.N7])*[.C7]+([.O6]+[.O7])*[.E7])/(2*([.N6]+[.N7]+[.O6]+[.O7]))" office:value-type="float" office:value="-1.96313835348705" calcext:value-type="float">
            <text:p>-1.96313835348705</text:p>
          </table:table-cell>
          <table:table-cell table:formula="of:=(([.O6]+[.P6])*[.E6]+([.O7]+[.P7])*[.E8]+([.O6]+[.O7])*[.D7]+([.P6]+[.P7])*[.F7])/(2*([.O6]+[.O7]+[.P6]+[.P7]))" office:value-type="float" office:value="-2.4626824741486" calcext:value-type="float">
            <text:p>-2.4626824741486</text:p>
          </table:table-cell>
          <table:table-cell table:formula="of:=(([.P6]+[.Q6])*[.F6]+([.P7]+[.Q7])*[.F8]+([.P6]+[.P7])*[.E7]+([.Q6]+[.Q7])*[.G7])/(2*([.P6]+[.P7]+[.Q6]+[.Q7]))" office:value-type="float" office:value="-3.01840026003662" calcext:value-type="float">
            <text:p>-3.01840026003662</text:p>
          </table:table-cell>
          <table:table-cell table:formula="of:=(([.Q6]+[.R6])*[.G6]+([.Q7]+[.R7])*[.G8]+([.Q6]+[.Q7])*[.F7]+([.R6]+[.R7])*[.H7])/(2*([.Q6]+[.Q7]+[.R6]+[.R7]))" office:value-type="float" office:value="-3.29642198636005" calcext:value-type="float">
            <text:p>-3.29642198636005</text:p>
          </table:table-cell>
          <table:table-cell table:formula="of:=(([.R6]+[.S6])*[.H6]+([.R7]+[.S7])*[.H8]+([.R6]+[.R7])*[.G7]+([.S6]+[.S7])*[.I7])/(2*([.R6]+[.R7]+[.S6]+[.S7]))" office:value-type="float" office:value="-3.55200075826601" calcext:value-type="float">
            <text:p>-3.55200075826601</text:p>
          </table:table-cell>
          <table:table-cell table:formula="of:=(([.S6]+[.T6])*[.I6]+([.S7]+[.T7])*[.I8]+([.S6]+[.S7])*[.H7]+([.T6]+[.T7])*[.J7])/(2*([.S6]+[.S7]+[.T6]+[.T7]))" office:value-type="float" office:value="-3.76339386957908" calcext:value-type="float">
            <text:p>-3.76339386957908</text:p>
          </table:table-cell>
          <table:table-cell table:formula="of:=(([.T6]+[.U6])*[.J6]+([.T7]+[.U7])*[.J8]+([.T6]+[.T7])*[.I7]+([.U6]+[.U7])*[.K7])/(2*([.T6]+[.T7]+[.U6]+[.U7]))" office:value-type="float" office:value="-3.90668318717681" calcext:value-type="float">
            <text:p>-3.90668318717681</text:p>
          </table:table-cell>
          <table:table-cell table:formula="of:=1/2*[.J7]+([.K6]*[.U6]+[.K8]*[.U7])/(2*([.U6]+[.U7]))" office:value-type="float" office:value="-3.95845098176349" calcext:value-type="float">
            <text:p>-3.9584509817634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8]+([.B7]*[.M7]+[.B9]*[.M8])/(2*([.M7]+[.M8]))" office:value-type="float" office:value="-2.13927177491996" calcext:value-type="float">
            <text:p>-2.13927177491996</text:p>
          </table:table-cell>
          <table:table-cell table:formula="of:=(([.M7]+[.N7])*[.C7]+([.M8]+[.N8])*[.C9]+([.M7]+[.M8])*[.B8]+([.N7]+[.N8])*[.D8])/(2*([.M7]+[.M8]+[.N7]+[.N8]))" office:value-type="float" office:value="-2.23800745738556" calcext:value-type="float">
            <text:p>-2.23800745738556</text:p>
          </table:table-cell>
          <table:table-cell table:formula="of:=(([.N7]+[.O7])*[.D7]+([.N8]+[.O8])*[.D9]+([.N7]+[.N8])*[.C8]+([.O7]+[.O8])*[.E8])/(2*([.N7]+[.N8]+[.O7]+[.O8]))" office:value-type="float" office:value="-2.50965458268146" calcext:value-type="float">
            <text:p>-2.50965458268146</text:p>
          </table:table-cell>
          <table:table-cell table:formula="of:=(([.O7]+[.P7])*[.E7]+([.O8]+[.P8])*[.E9]+([.O7]+[.O8])*[.D8]+([.P7]+[.P8])*[.F8])/(2*([.O7]+[.O8]+[.P7]+[.P8]))" office:value-type="float" office:value="-2.90580721702695" calcext:value-type="float">
            <text:p>-2.90580721702695</text:p>
          </table:table-cell>
          <table:table-cell table:formula="of:=(([.P7]+[.Q7])*[.F7]+([.P8]+[.Q8])*[.F9]+([.P7]+[.P8])*[.E8]+([.Q7]+[.Q8])*[.G8])/(2*([.P7]+[.P8]+[.Q7]+[.Q8]))" office:value-type="float" office:value="-3.37620034124074" calcext:value-type="float">
            <text:p>-3.37620034124074</text:p>
          </table:table-cell>
          <table:table-cell table:formula="of:=(([.Q7]+[.R7])*[.G7]+([.Q8]+[.R8])*[.G9]+([.Q7]+[.Q8])*[.F8]+([.R7]+[.R8])*[.H8])/(2*([.Q7]+[.Q8]+[.R7]+[.R8]))" office:value-type="float" office:value="-3.6325106960367" calcext:value-type="float">
            <text:p>-3.6325106960367</text:p>
          </table:table-cell>
          <table:table-cell table:formula="of:=(([.R7]+[.S7])*[.H7]+([.R8]+[.S8])*[.H9]+([.R7]+[.R8])*[.G8]+([.S7]+[.S8])*[.I8])/(2*([.R7]+[.R8]+[.S7]+[.S8]))" office:value-type="float" office:value="-3.89390060608089" calcext:value-type="float">
            <text:p>-3.89390060608089</text:p>
          </table:table-cell>
          <table:table-cell table:formula="of:=(([.S7]+[.T7])*[.I7]+([.S8]+[.T8])*[.I9]+([.S7]+[.S8])*[.H8]+([.T7]+[.T8])*[.J8])/(2*([.S7]+[.S8]+[.T7]+[.T8]))" office:value-type="float" office:value="-4.13239871186551" calcext:value-type="float">
            <text:p>-4.13239871186551</text:p>
          </table:table-cell>
          <table:table-cell table:formula="of:=(([.T7]+[.U7])*[.J7]+([.T8]+[.U8])*[.J9]+([.T7]+[.T8])*[.I8]+([.U7]+[.U8])*[.K8])/(2*([.T7]+[.T8]+[.U7]+[.U8]))" office:value-type="float" office:value="-4.30988512092163" calcext:value-type="float">
            <text:p>-4.30988512092163</text:p>
          </table:table-cell>
          <table:table-cell table:formula="of:=1/2*[.J8]+([.K7]*[.U7]+[.K9]*[.U8])/(2*([.U7]+[.U8]))" office:value-type="float" office:value="-4.37962270427353" calcext:value-type="float">
            <text:p>-4.3796227042735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9]+([.B8]*[.M8]+[.B10]*[.M9])/(2*([.M8]+[.M9]))" office:value-type="float" office:value="-2.6296259678057" calcext:value-type="float">
            <text:p>-2.6296259678057</text:p>
          </table:table-cell>
          <table:table-cell table:formula="of:=(([.M8]+[.N8])*[.C8]+([.M9]+[.N9])*[.C10]+([.M8]+[.M9])*[.B9]+([.N8]+[.N9])*[.D9])/(2*([.M8]+[.M9]+[.N8]+[.N9]))" office:value-type="float" office:value="-2.70794402749809" calcext:value-type="float">
            <text:p>-2.70794402749809</text:p>
          </table:table-cell>
          <table:table-cell table:formula="of:=(([.N8]+[.O8])*[.D8]+([.N9]+[.O9])*[.D10]+([.N8]+[.N9])*[.C9]+([.O8]+[.O9])*[.E9])/(2*([.N8]+[.N9]+[.O8]+[.O9]))" office:value-type="float" office:value="-2.93166460002074" calcext:value-type="float">
            <text:p>-2.93166460002074</text:p>
          </table:table-cell>
          <table:table-cell table:formula="of:=(([.O8]+[.P8])*[.E8]+([.O9]+[.P9])*[.E10]+([.O8]+[.O9])*[.D9]+([.P8]+[.P9])*[.F9])/(2*([.O8]+[.O9]+[.P8]+[.P9]))" office:value-type="float" office:value="-3.27469086470133" calcext:value-type="float">
            <text:p>-3.27469086470133</text:p>
          </table:table-cell>
          <table:table-cell table:formula="of:=(([.P8]+[.Q8])*[.F8]+([.P9]+[.Q9])*[.F10]+([.P8]+[.P9])*[.E9]+([.Q8]+[.Q9])*[.G9])/(2*([.P8]+[.P9]+[.Q8]+[.Q9]))" office:value-type="float" office:value="-3.70584764118685" calcext:value-type="float">
            <text:p>-3.70584764118685</text:p>
          </table:table-cell>
          <table:table-cell table:formula="of:=(([.Q8]+[.R8])*[.G8]+([.Q9]+[.R9])*[.G10]+([.Q8]+[.Q9])*[.F9]+([.R8]+[.R9])*[.H9])/(2*([.Q8]+[.Q9]+[.R8]+[.R9]))" office:value-type="float" office:value="-3.96351796106284" calcext:value-type="float">
            <text:p>-3.96351796106284</text:p>
          </table:table-cell>
          <table:table-cell table:formula="of:=(([.R8]+[.S8])*[.H8]+([.R9]+[.S9])*[.H10]+([.R8]+[.R9])*[.G9]+([.S8]+[.S9])*[.I9])/(2*([.R8]+[.R9]+[.S8]+[.S9]))" office:value-type="float" office:value="-4.25869037334147" calcext:value-type="float">
            <text:p>-4.25869037334147</text:p>
          </table:table-cell>
          <table:table-cell table:formula="of:=(([.S8]+[.T8])*[.I8]+([.S9]+[.T9])*[.I10]+([.S8]+[.S9])*[.H9]+([.T8]+[.T9])*[.J9])/(2*([.S8]+[.S9]+[.T8]+[.T9]))" office:value-type="float" office:value="-4.56241631571837" calcext:value-type="float">
            <text:p>-4.56241631571837</text:p>
          </table:table-cell>
          <table:table-cell table:formula="of:=(([.T8]+[.U8])*[.J8]+([.T9]+[.U9])*[.J10]+([.T8]+[.T9])*[.I9]+([.U8]+[.U9])*[.K9])/(2*([.T8]+[.T9]+[.U8]+[.U9]))" office:value-type="float" office:value="-4.82083675342591" calcext:value-type="float">
            <text:p>-4.82083675342591</text:p>
          </table:table-cell>
          <table:table-cell table:formula="of:=1/2*[.J9]+([.K8]*[.U8]+[.K10]*[.U9])/(2*([.U8]+[.U9]))" office:value-type="float" office:value="-4.94027020501322" calcext:value-type="float">
            <text:p>-4.9402702050132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10]+([.B9]*[.M9]+[.B11]*[.M10])/(2*([.M9]+[.M10]))" office:value-type="float" office:value="-2.96334383720137" calcext:value-type="float">
            <text:p>-2.96334383720137</text:p>
          </table:table-cell>
          <table:table-cell table:formula="of:=(([.M9]+[.N9])*[.C9]+([.M10]+[.N10])*[.C11]+([.M9]+[.M10])*[.B10]+([.N9]+[.N10])*[.D10])/(2*([.M9]+[.M10]+[.N9]+[.N10]))" office:value-type="float" office:value="-3.03247762263544" calcext:value-type="float">
            <text:p>-3.03247762263544</text:p>
          </table:table-cell>
          <table:table-cell table:formula="of:=(([.N9]+[.O9])*[.D9]+([.N10]+[.O10])*[.D11]+([.N9]+[.N10])*[.C10]+([.O9]+[.O10])*[.E10])/(2*([.N9]+[.N10]+[.O9]+[.O10]))" office:value-type="float" office:value="-3.23436850683166" calcext:value-type="float">
            <text:p>-3.23436850683166</text:p>
          </table:table-cell>
          <table:table-cell table:formula="of:=(([.O9]+[.P9])*[.E9]+([.O10]+[.P10])*[.E11]+([.O9]+[.O10])*[.D10]+([.P9]+[.P10])*[.F10])/(2*([.O9]+[.O10]+[.P9]+[.P10]))" office:value-type="float" office:value="-3.55544329381304" calcext:value-type="float">
            <text:p>-3.55544329381304</text:p>
          </table:table-cell>
          <table:table-cell table:formula="of:=(([.P9]+[.Q9])*[.F9]+([.P10]+[.Q10])*[.F11]+([.P9]+[.P10])*[.E10]+([.Q9]+[.Q10])*[.G10])/(2*([.P9]+[.P10]+[.Q9]+[.Q10]))" office:value-type="float" office:value="-3.97937151605741" calcext:value-type="float">
            <text:p>-3.97937151605741</text:p>
          </table:table-cell>
          <table:table-cell table:formula="of:=(([.Q9]+[.R9])*[.G9]+([.Q10]+[.R10])*[.G11]+([.Q9]+[.Q10])*[.F10]+([.R9]+[.R10])*[.H10])/(2*([.Q9]+[.Q10]+[.R9]+[.R10]))" office:value-type="float" office:value="-4.25702228322695" calcext:value-type="float">
            <text:p>-4.25702228322695</text:p>
          </table:table-cell>
          <table:table-cell table:formula="of:=(([.R9]+[.S9])*[.H9]+([.R10]+[.S10])*[.H11]+([.R9]+[.R10])*[.G10]+([.S9]+[.S10])*[.I10])/(2*([.R9]+[.R10]+[.S9]+[.S10]))" office:value-type="float" office:value="-4.61492442925988" calcext:value-type="float">
            <text:p>-4.61492442925988</text:p>
          </table:table-cell>
          <table:table-cell table:formula="of:=(([.S9]+[.T9])*[.I9]+([.S10]+[.T10])*[.I11]+([.S9]+[.S10])*[.H10]+([.T9]+[.T10])*[.J10])/(2*([.S9]+[.S10]+[.T9]+[.T10]))" office:value-type="float" office:value="-5.0377407855902" calcext:value-type="float">
            <text:p>-5.0377407855902</text:p>
          </table:table-cell>
          <table:table-cell table:formula="of:=(([.T9]+[.U9])*[.J9]+([.T10]+[.U10])*[.J11]+([.T9]+[.T10])*[.I10]+([.U9]+[.U10])*[.K10])/(2*([.T9]+[.T10]+[.U9]+[.U10]))" office:value-type="float" office:value="-5.47077657181868" calcext:value-type="float">
            <text:p>-5.47077657181868</text:p>
          </table:table-cell>
          <table:table-cell table:formula="of:=1/2*[.J10]+([.K9]*[.U9]+[.K11]*[.U10])/(2*([.U9]+[.U10]))" office:value-type="float" office:value="-5.7397852787065" calcext:value-type="float">
            <text:p>-5.739785278706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11]+([.B10]*[.M10]+[.B12]*[.M11])/(2*([.M10]+[.M11]))" office:value-type="float" office:value="-3.15879405009379" calcext:value-type="float">
            <text:p>-3.15879405009379</text:p>
          </table:table-cell>
          <table:table-cell table:formula="of:=(([.M10]+[.N10])*[.C10]+([.M11]+[.N11])*[.C12]+([.M10]+[.M11])*[.B11]+([.N10]+[.N11])*[.D11])/(2*([.M10]+[.M11]+[.N10]+[.N11]))" office:value-type="float" office:value="-3.22425383380737" calcext:value-type="float">
            <text:p>-3.22425383380737</text:p>
          </table:table-cell>
          <table:table-cell table:formula="of:=(([.N10]+[.O10])*[.D10]+([.N11]+[.O11])*[.D12]+([.N10]+[.N11])*[.C11]+([.O10]+[.O11])*[.E11])/(2*([.N10]+[.N11]+[.O10]+[.O11]))" office:value-type="float" office:value="-3.41788822181108" calcext:value-type="float">
            <text:p>-3.41788822181108</text:p>
          </table:table-cell>
          <table:table-cell table:formula="of:=(([.O10]+[.P10])*[.E10]+([.O11]+[.P11])*[.E12]+([.O10]+[.O11])*[.D11]+([.P10]+[.P11])*[.F11])/(2*([.O10]+[.O11]+[.P10]+[.P11]))" office:value-type="float" office:value="-3.73334171572212" calcext:value-type="float">
            <text:p>-3.73334171572212</text:p>
          </table:table-cell>
          <table:table-cell table:formula="of:=(([.P10]+[.Q10])*[.F10]+([.P11]+[.Q11])*[.F12]+([.P10]+[.P11])*[.E11]+([.Q10]+[.Q11])*[.G11])/(2*([.P10]+[.P11]+[.Q10]+[.Q11]))" office:value-type="float" office:value="-4.16531244671029" calcext:value-type="float">
            <text:p>-4.16531244671029</text:p>
          </table:table-cell>
          <table:table-cell table:formula="of:=(([.Q10]+[.R10])*[.G10]+([.Q11]+[.R11])*[.G12]+([.Q10]+[.Q11])*[.F11]+([.R10]+[.R11])*[.H11])/(2*([.Q10]+[.Q11]+[.R10]+[.R11]))" office:value-type="float" office:value="-4.47027448405478" calcext:value-type="float">
            <text:p>-4.47027448405478</text:p>
          </table:table-cell>
          <table:table-cell table:formula="of:=(([.R10]+[.S10])*[.H10]+([.R11]+[.S11])*[.H12]+([.R10]+[.R11])*[.G11]+([.S10]+[.S11])*[.I11])/(2*([.R10]+[.R11]+[.S10]+[.S11]))" office:value-type="float" office:value="-4.90624152203197" calcext:value-type="float">
            <text:p>-4.90624152203197</text:p>
          </table:table-cell>
          <table:table-cell table:formula="of:=(([.S10]+[.T10])*[.I10]+([.S11]+[.T11])*[.I12]+([.S10]+[.S11])*[.H11]+([.T10]+[.T11])*[.J11])/(2*([.S10]+[.S11]+[.T10]+[.T11]))" office:value-type="float" office:value="-5.50284706498631" calcext:value-type="float">
            <text:p>-5.50284706498631</text:p>
          </table:table-cell>
          <table:table-cell table:formula="of:=(([.T10]+[.U10])*[.J10]+([.T11]+[.U11])*[.J12]+([.T10]+[.T11])*[.I11]+([.U10]+[.U11])*[.K11])/(2*([.T10]+[.T11]+[.U10]+[.U11]))" office:value-type="float" office:value="-6.28474467703001" calcext:value-type="float">
            <text:p>-6.28474467703001</text:p>
          </table:table-cell>
          <table:table-cell table:formula="of:=1/2*[.J11]+([.K10]*[.U10]+[.K12]*[.U11])/(2*([.U10]+[.U11]))" office:value-type="float" office:value="-7.07731850830547" calcext:value-type="float">
            <text:p>-7.0773185083054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.B11]+[.C12])/2" office:value-type="float" office:value="-3.22332465274151" calcext:value-type="float">
            <text:p>-3.22332465274151</text:p>
          </table:table-cell>
          <table:table-cell table:style-name="ce1" table:formula="of:=1/2*[.C11]+([.B12]*[.M11]+[.D12]*[.N11])/(2*([.M11]+[.N11]))" office:value-type="float" office:value="-3.28785525538922" calcext:value-type="float">
            <text:p>-3.28785525538922</text:p>
          </table:table-cell>
          <table:table-cell table:style-name="ce1" table:formula="of:=1/2*[.D11]+([.C12]*[.N11]+[.E12]*[.O11])/(2*([.N11]+[.O11]))" office:value-type="float" office:value="-3.47958853686558" calcext:value-type="float">
            <text:p>-3.47958853686558</text:p>
          </table:table-cell>
          <table:table-cell table:style-name="ce1" table:formula="of:=1/2*[.E11]+([.D12]*[.O11]+[.F12]*[.P11])/(2*([.O11]+[.P11]))" office:value-type="float" office:value="-3.79472234878613" calcext:value-type="float">
            <text:p>-3.79472234878613</text:p>
          </table:table-cell>
          <table:table-cell table:style-name="ce1" table:formula="of:=1/2*[.F11]+([.E12]*[.P11]+[.G12]*[.Q11])/(2*([.P11]+[.Q11]))" office:value-type="float" office:value="-4.23261706970234" calcext:value-type="float">
            <text:p>-4.23261706970234</text:p>
          </table:table-cell>
          <table:table-cell table:style-name="ce1" table:formula="of:=1/2*[.G11]+([.F12]*[.Q11]+[.H12]*[.R11])/(2*([.Q11]+[.R11]))" office:value-type="float" office:value="-4.55252095113426" calcext:value-type="float">
            <text:p>-4.55252095113426</text:p>
          </table:table-cell>
          <table:table-cell table:style-name="ce1" table:formula="of:=1/2*[.H11]+([.G12]*[.R11]+[.I12]*[.S11])/(2*([.R11]+[.S11]))" office:value-type="float" office:value="-5.03691724697403" calcext:value-type="float">
            <text:p>-5.03691724697403</text:p>
          </table:table-cell>
          <table:table-cell table:style-name="ce1" table:formula="of:=1/2*[.I11]+([.H12]*[.S11]+[.J12]*[.T11])/(2*([.S11]+[.T11]))" office:value-type="float" office:value="-5.78266208285422" calcext:value-type="float">
            <text:p>-5.78266208285422</text:p>
          </table:table-cell>
          <table:table-cell table:style-name="ce1" table:formula="of:=1/2*[.J11]+([.I12]*[.T11]+[.K12]*[.U11])/(2*([.T11]+[.U11]))" office:value-type="float" office:value="-7.08803760134336" calcext:value-type="float">
            <text:p>-7.08803760134336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phi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urrent=</text:p>
          </table:table-cell>
          <table:table-cell table:formula="of:=([.C15]-[.B3])*[.C16]" office:value-type="float" office:value="5.83466180596378" calcext:value-type="float">
            <text:p>5.83466180596378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Llarge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10x10 <text:s/>(Potential phi)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2x2 (Conductivity T)</text:p>
          </table:table-cell>
          <table:table-cell table:number-columns-repeated="8"/>
        </table:table-row>
        <table:table-row table:style-name="ro1">
          <table:table-cell/>
          <table:table-cell table:formula="of:=([.B4]*[.M3]+[.C4]*[.N3]+[.D4]*[.O3]+[.E4]*[.P3]+[.F4]*[.Q3]+[.G3]*[.Q3]+[.C15]*[.C16])/([.M3]+[.N3]+[.O3]+[.P3]+[.Q3]+[.Q3]+[.C16])" office:value-type="float" office:value="9.83417447009787" calcext:value-type="float">
            <text:p>9.83417447009787</text:p>
          </table:table-cell>
          <table:table-cell table:formula="of:=([.B4]*[.M3]+[.C4]*[.N3]+[.D4]*[.O3]+[.E4]*[.P3]+[.F4]*[.Q3]+[.G3]*[.Q3]+[.C15]*[.C16])/([.M3]+[.N3]+[.O3]+[.P3]+[.Q3]+[.Q3]+[.C16])" office:value-type="float" office:value="9.83417448646259" calcext:value-type="float">
            <text:p>9.83417448646259</text:p>
          </table:table-cell>
          <table:table-cell table:formula="of:=([.B4]*[.M3]+[.C4]*[.N3]+[.D4]*[.O3]+[.E4]*[.P3]+[.F4]*[.Q3]+[.G3]*[.Q3]+[.C15]*[.C16])/([.M3]+[.N3]+[.O3]+[.P3]+[.Q3]+[.Q3]+[.C16])" office:value-type="float" office:value="9.83417449332526" calcext:value-type="float">
            <text:p>9.83417449332526</text:p>
          </table:table-cell>
          <table:table-cell table:formula="of:=([.B4]*[.M3]+[.C4]*[.N3]+[.D4]*[.O3]+[.E4]*[.P3]+[.F4]*[.Q3]+[.G3]*[.Q3]+[.C15]*[.C16])/([.M3]+[.N3]+[.O3]+[.P3]+[.Q3]+[.Q3]+[.C16])" office:value-type="float" office:value="9.83417450109469" calcext:value-type="float">
            <text:p>9.83417450109469</text:p>
          </table:table-cell>
          <table:table-cell table:formula="of:=([.B4]*[.M3]+[.C4]*[.N3]+[.D4]*[.O3]+[.E4]*[.P3]+[.F4]*[.Q3]+[.G3]*[.Q3]+[.C15]*[.C16])/([.M3]+[.N3]+[.O3]+[.P3]+[.Q3]+[.Q3]+[.C16])" office:value-type="float" office:value="9.83417452108298" calcext:value-type="float">
            <text:p>9.83417452108298</text:p>
          </table:table-cell>
          <table:table-cell table:formula="of:=1/2*[.G4]+([.F3]*[.Q3]+[.H3]*[.R3])/(2*([.Q3]+[.R3]))" office:value-type="float" office:value="6.99309069174712" calcext:value-type="float">
            <text:p>6.99309069174712</text:p>
          </table:table-cell>
          <table:table-cell table:formula="of:=1/2*[.H4]+([.G3]*[.R3]+[.I3]*[.S3])/(2*([.R3]+[.S3]))" office:value-type="float" office:value="5.62392737467021" calcext:value-type="float">
            <text:p>5.62392737467021</text:p>
          </table:table-cell>
          <table:table-cell table:formula="of:=1/2*[.I4]+([.H3]*[.S3]+[.J3]*[.T3])/(2*([.S3]+[.T3]))" office:value-type="float" office:value="4.85973378311981" calcext:value-type="float">
            <text:p>4.85973378311981</text:p>
          </table:table-cell>
          <table:table-cell table:formula="of:=1/2*[.J4]+([.I3]*[.T3]+[.K3]*[.U3])/(2*([.T3]+[.U3]))" office:value-type="float" office:value="4.45181071649733" calcext:value-type="float">
            <text:p>4.45181071649733</text:p>
          </table:table-cell>
          <table:table-cell table:formula="of:=([.J3]+[.K4])/2" office:value-type="float" office:value="4.32200090575014" calcext:value-type="float">
            <text:p>4.3220009057501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4]+([.B3]*[.M3]+[.B5]*[.M4])/(2*([.M3]+[.M4]))" office:value-type="float" office:value="8.51847031559425" calcext:value-type="float">
            <text:p>8.51847031559425</text:p>
          </table:table-cell>
          <table:table-cell table:formula="of:=(([.M3]+[.N3])*[.C3]+([.M4]+[.N4])*[.C5]+([.M3]+[.M4])*[.B4]+([.N3]+[.N4])*[.D4])/(2*([.M3]+[.M4]+[.N3]+[.N4]))" office:value-type="float" office:value="8.4780970779769" calcext:value-type="float">
            <text:p>8.4780970779769</text:p>
          </table:table-cell>
          <table:table-cell table:formula="of:=(([.N3]+[.O3])*[.D3]+([.N4]+[.O4])*[.D5]+([.N3]+[.N4])*[.C4]+([.O3]+[.O4])*[.E4])/(2*([.N3]+[.N4]+[.O3]+[.O4]))" office:value-type="float" office:value="8.34087106813822" calcext:value-type="float">
            <text:p>8.34087106813822</text:p>
          </table:table-cell>
          <table:table-cell table:formula="of:=(([.O3]+[.P3])*[.E3]+([.O4]+[.P4])*[.E5]+([.O3]+[.O4])*[.D4]+([.P3]+[.P4])*[.F4])/(2*([.O3]+[.O4]+[.P3]+[.P4]))" office:value-type="float" office:value="8.0399624485426" calcext:value-type="float">
            <text:p>8.0399624485426</text:p>
          </table:table-cell>
          <table:table-cell table:formula="of:=(([.P3]+[.Q3])*[.F3]+([.P4]+[.Q4])*[.F5]+([.P3]+[.P4])*[.E4]+([.Q3]+[.Q4])*[.G4])/(2*([.P3]+[.P4]+[.Q3]+[.Q4]))" office:value-type="float" office:value="7.37008791203549" calcext:value-type="float">
            <text:p>7.37008791203549</text:p>
          </table:table-cell>
          <table:table-cell table:formula="of:=(([.Q3]+[.R3])*[.G3]+([.Q4]+[.R4])*[.G5]+([.Q3]+[.Q4])*[.F4]+([.R3]+[.R4])*[.H4])/(2*([.Q3]+[.Q4]+[.R3]+[.R4]))" office:value-type="float" office:value="6.2571307617988" calcext:value-type="float">
            <text:p>6.2571307617988</text:p>
          </table:table-cell>
          <table:table-cell table:formula="of:=(([.R3]+[.S3])*[.H3]+([.R4]+[.S4])*[.H5]+([.R3]+[.R4])*[.G4]+([.S3]+[.S4])*[.I4])/(2*([.R3]+[.R4]+[.S3]+[.S4]))" office:value-type="float" office:value="5.32144279652582" calcext:value-type="float">
            <text:p>5.32144279652582</text:p>
          </table:table-cell>
          <table:table-cell table:formula="of:=(([.S3]+[.T3])*[.I3]+([.S4]+[.T4])*[.I5]+([.S3]+[.S4])*[.H4]+([.T3]+[.T4])*[.J4])/(2*([.S3]+[.S4]+[.T3]+[.T4]))" office:value-type="float" office:value="4.68159883749257" calcext:value-type="float">
            <text:p>4.68159883749257</text:p>
          </table:table-cell>
          <table:table-cell table:formula="of:=(([.T3]+[.U3])*[.J3]+([.T4]+[.U4])*[.J5]+([.T3]+[.T4])*[.I4]+([.U3]+[.U4])*[.K4])/(2*([.T3]+[.T4]+[.U3]+[.U4]))" office:value-type="float" office:value="4.31275411918674" calcext:value-type="float">
            <text:p>4.31275411918674</text:p>
          </table:table-cell>
          <table:table-cell table:formula="of:=1/2*[.J4]+([.K3]*[.U3]+[.K5]*[.U4])/(2*([.U3]+[.U4]))" office:value-type="float" office:value="4.19219109500296" calcext:value-type="float">
            <text:p>4.1921910950029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5]+([.B4]*[.M4]+[.B6]*[.M5])/(2*([.M4]+[.M5]))" office:value-type="float" office:value="7.28351368381444" calcext:value-type="float">
            <text:p>7.28351368381444</text:p>
          </table:table-cell>
          <table:table-cell table:formula="of:=(([.M4]+[.N4])*[.C4]+([.M5]+[.N5])*[.C6]+([.M4]+[.M5])*[.B5]+([.N4]+[.N5])*[.D5])/(2*([.M4]+[.M5]+[.N4]+[.N5]))" office:value-type="float" office:value="7.2188734290891" calcext:value-type="float">
            <text:p>7.2188734290891</text:p>
          </table:table-cell>
          <table:table-cell table:formula="of:=(([.N4]+[.O4])*[.D4]+([.N5]+[.O5])*[.D6]+([.N4]+[.N5])*[.C5]+([.O4]+[.O5])*[.E5])/(2*([.N4]+[.N5]+[.O4]+[.O5]))" office:value-type="float" office:value="7.01125129837437" calcext:value-type="float">
            <text:p>7.01125129837437</text:p>
          </table:table-cell>
          <table:table-cell table:formula="of:=(([.O4]+[.P4])*[.E4]+([.O5]+[.P5])*[.E6]+([.O4]+[.O5])*[.D5]+([.P4]+[.P5])*[.F5])/(2*([.O4]+[.O5]+[.P4]+[.P5]))" office:value-type="float" office:value="6.61471740525942" calcext:value-type="float">
            <text:p>6.61471740525942</text:p>
          </table:table-cell>
          <table:table-cell table:formula="of:=(([.P4]+[.Q4])*[.F4]+([.P5]+[.Q5])*[.F6]+([.P4]+[.P5])*[.E5]+([.Q4]+[.Q5])*[.G5])/(2*([.P4]+[.P5]+[.Q4]+[.Q5]))" office:value-type="float" office:value="5.94336236650594" calcext:value-type="float">
            <text:p>5.94336236650594</text:p>
          </table:table-cell>
          <table:table-cell table:formula="of:=(([.Q4]+[.R4])*[.G4]+([.Q5]+[.R5])*[.G6]+([.Q4]+[.Q5])*[.F5]+([.R4]+[.R5])*[.H5])/(2*([.Q4]+[.Q5]+[.R4]+[.R5]))" office:value-type="float" office:value="5.34390248432244" calcext:value-type="float">
            <text:p>5.34390248432244</text:p>
          </table:table-cell>
          <table:table-cell table:formula="of:=(([.R4]+[.S4])*[.H4]+([.R5]+[.S5])*[.H6]+([.R4]+[.R5])*[.G5]+([.S4]+[.S5])*[.I5])/(2*([.R4]+[.R5]+[.S4]+[.S5]))" office:value-type="float" office:value="4.7231148664781" calcext:value-type="float">
            <text:p>4.7231148664781</text:p>
          </table:table-cell>
          <table:table-cell table:formula="of:=(([.S4]+[.T4])*[.I4]+([.S5]+[.T5])*[.I6]+([.S4]+[.S5])*[.H5]+([.T4]+[.T5])*[.J5])/(2*([.S4]+[.S5]+[.T4]+[.T5]))" office:value-type="float" office:value="4.2324648850459" calcext:value-type="float">
            <text:p>4.2324648850459</text:p>
          </table:table-cell>
          <table:table-cell table:formula="of:=(([.T4]+[.U4])*[.J4]+([.T5]+[.U5])*[.J6]+([.T4]+[.T5])*[.I5]+([.U4]+[.U5])*[.K5])/(2*([.T4]+[.T5]+[.U4]+[.U5]))" office:value-type="float" office:value="3.92541621896326" calcext:value-type="float">
            <text:p>3.92541621896326</text:p>
          </table:table-cell>
          <table:table-cell table:formula="of:=1/2*[.J5]+([.K4]*[.U4]+[.K6]*[.U5])/(2*([.U4]+[.U5]))" office:value-type="float" office:value="3.82125529714233" calcext:value-type="float">
            <text:p>3.8212552971423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6]+([.B5]*[.M5]+[.B7]*[.M6])/(2*([.M5]+[.M6]))" office:value-type="float" office:value="6.17783833740259" calcext:value-type="float">
            <text:p>6.17783833740259</text:p>
          </table:table-cell>
          <table:table-cell table:formula="of:=(([.M5]+[.N5])*[.C5]+([.M6]+[.N6])*[.C7]+([.M5]+[.M6])*[.B6]+([.N5]+[.N6])*[.D6])/(2*([.M5]+[.M6]+[.N5]+[.N6]))" office:value-type="float" office:value="6.1026323565259" calcext:value-type="float">
            <text:p>6.1026323565259</text:p>
          </table:table-cell>
          <table:table-cell table:formula="of:=(([.N5]+[.O5])*[.D5]+([.N6]+[.O6])*[.D7]+([.N5]+[.N6])*[.C6]+([.O5]+[.O6])*[.E6])/(2*([.N5]+[.N6]+[.O5]+[.O6]))" office:value-type="float" office:value="5.87054429513758" calcext:value-type="float">
            <text:p>5.87054429513758</text:p>
          </table:table-cell>
          <table:table-cell table:formula="of:=(([.O5]+[.P5])*[.E5]+([.O6]+[.P6])*[.E7]+([.O5]+[.O6])*[.D6]+([.P5]+[.P6])*[.F6])/(2*([.O5]+[.O6]+[.P5]+[.P6]))" office:value-type="float" office:value="5.4642940736789" calcext:value-type="float">
            <text:p>5.4642940736789</text:p>
          </table:table-cell>
          <table:table-cell table:formula="of:=(([.P5]+[.Q5])*[.F5]+([.P6]+[.Q6])*[.F7]+([.P5]+[.P6])*[.E6]+([.Q5]+[.Q6])*[.G6])/(2*([.P5]+[.P6]+[.Q5]+[.Q6]))" office:value-type="float" office:value="4.86834777029307" calcext:value-type="float">
            <text:p>4.86834777029307</text:p>
          </table:table-cell>
          <table:table-cell table:formula="of:=(([.Q5]+[.R5])*[.G5]+([.Q6]+[.R6])*[.G7]+([.Q5]+[.Q6])*[.F6]+([.R5]+[.R6])*[.H6])/(2*([.Q5]+[.Q6]+[.R5]+[.R6]))" office:value-type="float" office:value="4.45200262058983" calcext:value-type="float">
            <text:p>4.45200262058983</text:p>
          </table:table-cell>
          <table:table-cell table:formula="of:=(([.R5]+[.S5])*[.H5]+([.R6]+[.S6])*[.H7]+([.R5]+[.R6])*[.G6]+([.S5]+[.S6])*[.I6])/(2*([.R5]+[.R6]+[.S5]+[.S6]))" office:value-type="float" office:value="3.99464975009914" calcext:value-type="float">
            <text:p>3.99464975009914</text:p>
          </table:table-cell>
          <table:table-cell table:formula="of:=(([.S5]+[.T5])*[.I5]+([.S6]+[.T6])*[.I7]+([.S5]+[.S6])*[.H6]+([.T5]+[.T6])*[.J6])/(2*([.S5]+[.S6]+[.T5]+[.T6]))" office:value-type="float" office:value="3.59973000343472" calcext:value-type="float">
            <text:p>3.59973000343472</text:p>
          </table:table-cell>
          <table:table-cell table:formula="of:=(([.T5]+[.U5])*[.J5]+([.T6]+[.U6])*[.J7]+([.T5]+[.T6])*[.I6]+([.U5]+[.U6])*[.K6])/(2*([.T5]+[.T6]+[.U5]+[.U6]))" office:value-type="float" office:value="3.33519073281915" calcext:value-type="float">
            <text:p>3.33519073281915</text:p>
          </table:table-cell>
          <table:table-cell table:formula="of:=1/2*[.J6]+([.K5]*[.U5]+[.K7]*[.U6])/(2*([.U5]+[.U6]))" office:value-type="float" office:value="3.241997702345" calcext:value-type="float">
            <text:p>3.24199770234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7]+([.B6]*[.M6]+[.B8]*[.M7])/(2*([.M6]+[.M7]))" office:value-type="float" office:value="5.22257550160102" calcext:value-type="float">
            <text:p>5.22257550160102</text:p>
          </table:table-cell>
          <table:table-cell table:formula="of:=(([.M6]+[.N6])*[.C6]+([.M7]+[.N7])*[.C8]+([.M6]+[.M7])*[.B7]+([.N6]+[.N7])*[.D7])/(2*([.M6]+[.M7]+[.N6]+[.N7]))" office:value-type="float" office:value="5.14327382151946" calcext:value-type="float">
            <text:p>5.14327382151946</text:p>
          </table:table-cell>
          <table:table-cell table:formula="of:=(([.N6]+[.O6])*[.D6]+([.N7]+[.O7])*[.D8]+([.N6]+[.N7])*[.C7]+([.O6]+[.O7])*[.E7])/(2*([.N6]+[.N7]+[.O6]+[.O7]))" office:value-type="float" office:value="4.90399993657914" calcext:value-type="float">
            <text:p>4.90399993657914</text:p>
          </table:table-cell>
          <table:table-cell table:formula="of:=(([.O6]+[.P6])*[.E6]+([.O7]+[.P7])*[.E8]+([.O6]+[.O7])*[.D7]+([.P6]+[.P7])*[.F7])/(2*([.O6]+[.O7]+[.P6]+[.P7]))" office:value-type="float" office:value="4.50356737449296" calcext:value-type="float">
            <text:p>4.50356737449296</text:p>
          </table:table-cell>
          <table:table-cell table:formula="of:=(([.P6]+[.Q6])*[.F6]+([.P7]+[.Q7])*[.F8]+([.P6]+[.P7])*[.E7]+([.Q6]+[.Q7])*[.G7])/(2*([.P6]+[.P7]+[.Q6]+[.Q7]))" office:value-type="float" office:value="3.95116345052829" calcext:value-type="float">
            <text:p>3.95116345052829</text:p>
          </table:table-cell>
          <table:table-cell table:formula="of:=(([.Q6]+[.R6])*[.G6]+([.Q7]+[.R7])*[.G8]+([.Q6]+[.Q7])*[.F7]+([.R6]+[.R7])*[.H7])/(2*([.Q6]+[.Q7]+[.R6]+[.R7]))" office:value-type="float" office:value="3.60111116728164" calcext:value-type="float">
            <text:p>3.60111116728164</text:p>
          </table:table-cell>
          <table:table-cell table:formula="of:=(([.R6]+[.S6])*[.H6]+([.R7]+[.S7])*[.H8]+([.R6]+[.R7])*[.G7]+([.S6]+[.S7])*[.I7])/(2*([.R6]+[.R7]+[.S6]+[.S7]))" office:value-type="float" office:value="3.20375209609486" calcext:value-type="float">
            <text:p>3.20375209609486</text:p>
          </table:table-cell>
          <table:table-cell table:formula="of:=(([.S6]+[.T6])*[.I6]+([.S7]+[.T7])*[.I8]+([.S6]+[.S7])*[.H7]+([.T6]+[.T7])*[.J7])/(2*([.S6]+[.S7]+[.T6]+[.T7]))" office:value-type="float" office:value="2.83661516594905" calcext:value-type="float">
            <text:p>2.83661516594905</text:p>
          </table:table-cell>
          <table:table-cell table:formula="of:=(([.T6]+[.U6])*[.J6]+([.T7]+[.U7])*[.J8]+([.T6]+[.T7])*[.I7]+([.U6]+[.U7])*[.K7])/(2*([.T6]+[.T7]+[.U6]+[.U7]))" office:value-type="float" office:value="2.57361919324128" calcext:value-type="float">
            <text:p>2.57361919324128</text:p>
          </table:table-cell>
          <table:table-cell table:formula="of:=1/2*[.J7]+([.K6]*[.U6]+[.K8]*[.U7])/(2*([.U6]+[.U7]))" office:value-type="float" office:value="2.47635416390489" calcext:value-type="float">
            <text:p>2.4763541639048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8]+([.B7]*[.M7]+[.B9]*[.M8])/(2*([.M7]+[.M8]))" office:value-type="float" office:value="4.42591683004445" calcext:value-type="float">
            <text:p>4.42591683004445</text:p>
          </table:table-cell>
          <table:table-cell table:formula="of:=(([.M7]+[.N7])*[.C7]+([.M8]+[.N8])*[.C9]+([.M7]+[.M8])*[.B8]+([.N7]+[.N8])*[.D8])/(2*([.M7]+[.M8]+[.N7]+[.N8]))" office:value-type="float" office:value="4.34388821702912" calcext:value-type="float">
            <text:p>4.34388821702912</text:p>
          </table:table-cell>
          <table:table-cell table:formula="of:=(([.N7]+[.O7])*[.D7]+([.N8]+[.O8])*[.D9]+([.N7]+[.N8])*[.C8]+([.O7]+[.O8])*[.E8])/(2*([.N7]+[.N8]+[.O7]+[.O8]))" office:value-type="float" office:value="4.09861556543241" calcext:value-type="float">
            <text:p>4.09861556543241</text:p>
          </table:table-cell>
          <table:table-cell table:formula="of:=(([.O7]+[.P7])*[.E7]+([.O8]+[.P8])*[.E9]+([.O7]+[.O8])*[.D8]+([.P7]+[.P8])*[.F8])/(2*([.O7]+[.O8]+[.P7]+[.P8]))" office:value-type="float" office:value="3.69481344045565" calcext:value-type="float">
            <text:p>3.69481344045565</text:p>
          </table:table-cell>
          <table:table-cell table:formula="of:=(([.P7]+[.Q7])*[.F7]+([.P8]+[.Q8])*[.F9]+([.P7]+[.P8])*[.E8]+([.Q7]+[.Q8])*[.G8])/(2*([.P7]+[.P8]+[.Q7]+[.Q8]))" office:value-type="float" office:value="3.14829178781276" calcext:value-type="float">
            <text:p>3.14829178781276</text:p>
          </table:table-cell>
          <table:table-cell table:formula="of:=(([.Q7]+[.R7])*[.G7]+([.Q8]+[.R8])*[.G9]+([.Q7]+[.Q8])*[.F8]+([.R7]+[.R8])*[.H8])/(2*([.Q7]+[.Q8]+[.R7]+[.R8]))" office:value-type="float" office:value="2.79752727791912" calcext:value-type="float">
            <text:p>2.79752727791912</text:p>
          </table:table-cell>
          <table:table-cell table:formula="of:=(([.R7]+[.S7])*[.H7]+([.R8]+[.S8])*[.H9]+([.R7]+[.R8])*[.G8]+([.S7]+[.S8])*[.I8])/(2*([.R7]+[.R8]+[.S7]+[.S8]))" office:value-type="float" office:value="2.38263301747763" calcext:value-type="float">
            <text:p>2.38263301747763</text:p>
          </table:table-cell>
          <table:table-cell table:formula="of:=(([.S7]+[.T7])*[.I7]+([.S8]+[.T8])*[.I9]+([.S7]+[.S8])*[.H8]+([.T7]+[.T8])*[.J8])/(2*([.S7]+[.S8]+[.T7]+[.T8]))" office:value-type="float" office:value="1.96935968551532" calcext:value-type="float">
            <text:p>1.96935968551532</text:p>
          </table:table-cell>
          <table:table-cell table:formula="of:=(([.T7]+[.U7])*[.J7]+([.T8]+[.U8])*[.J9]+([.T7]+[.T8])*[.I8]+([.U7]+[.U8])*[.K8])/(2*([.T7]+[.T8]+[.U7]+[.U8]))" office:value-type="float" office:value="1.64631702429461" calcext:value-type="float">
            <text:p>1.64631702429461</text:p>
          </table:table-cell>
          <table:table-cell table:formula="of:=1/2*[.J8]+([.K7]*[.U7]+[.K9]*[.U8])/(2*([.U7]+[.U8]))" office:value-type="float" office:value="1.516180566792" calcext:value-type="float">
            <text:p>1.51618056679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9]+([.B8]*[.M8]+[.B10]*[.M9])/(2*([.M8]+[.M9]))" office:value-type="float" office:value="3.79331603586547" calcext:value-type="float">
            <text:p>3.79331603586547</text:p>
          </table:table-cell>
          <table:table-cell table:formula="of:=(([.M8]+[.N8])*[.C8]+([.M9]+[.N9])*[.C10]+([.M8]+[.M9])*[.B9]+([.N8]+[.N9])*[.D9])/(2*([.M8]+[.M9]+[.N8]+[.N9]))" office:value-type="float" office:value="3.70774735503088" calcext:value-type="float">
            <text:p>3.70774735503088</text:p>
          </table:table-cell>
          <table:table-cell table:formula="of:=(([.N8]+[.O8])*[.D8]+([.N9]+[.O9])*[.D10]+([.N8]+[.N9])*[.C9]+([.O8]+[.O9])*[.E9])/(2*([.N8]+[.N9]+[.O8]+[.O9]))" office:value-type="float" office:value="3.4517614121902" calcext:value-type="float">
            <text:p>3.4517614121902</text:p>
          </table:table-cell>
          <table:table-cell table:formula="of:=(([.O8]+[.P8])*[.E8]+([.O9]+[.P9])*[.E10]+([.O8]+[.O9])*[.D9]+([.P8]+[.P9])*[.F9])/(2*([.O8]+[.O9]+[.P8]+[.P9]))" office:value-type="float" office:value="3.02877949922441" calcext:value-type="float">
            <text:p>3.02877949922441</text:p>
          </table:table-cell>
          <table:table-cell table:formula="of:=(([.P8]+[.Q8])*[.F8]+([.P9]+[.Q9])*[.F10]+([.P8]+[.P9])*[.E9]+([.Q8]+[.Q9])*[.G9])/(2*([.P8]+[.P9]+[.Q8]+[.Q9]))" office:value-type="float" office:value="2.4487591831781" calcext:value-type="float">
            <text:p>2.4487591831781</text:p>
          </table:table-cell>
          <table:table-cell table:formula="of:=(([.Q8]+[.R8])*[.G8]+([.Q9]+[.R9])*[.G10]+([.Q8]+[.Q9])*[.F9]+([.R8]+[.R9])*[.H9])/(2*([.Q8]+[.Q9]+[.R8]+[.R9]))" office:value-type="float" office:value="2.0580734487546" calcext:value-type="float">
            <text:p>2.0580734487546</text:p>
          </table:table-cell>
          <table:table-cell table:formula="of:=(([.R8]+[.S8])*[.H8]+([.R9]+[.S9])*[.H10]+([.R8]+[.R9])*[.G9]+([.S8]+[.S9])*[.I9])/(2*([.R8]+[.R9]+[.S8]+[.S9]))" office:value-type="float" office:value="1.55989357644143" calcext:value-type="float">
            <text:p>1.55989357644143</text:p>
          </table:table-cell>
          <table:table-cell table:formula="of:=(([.S8]+[.T8])*[.I8]+([.S9]+[.T9])*[.I10]+([.S8]+[.S9])*[.H9]+([.T8]+[.T9])*[.J9])/(2*([.S8]+[.S9]+[.T8]+[.T9]))" office:value-type="float" office:value="1.01187379273731" calcext:value-type="float">
            <text:p>1.01187379273731</text:p>
          </table:table-cell>
          <table:table-cell table:formula="of:=(([.T8]+[.U8])*[.J8]+([.T9]+[.U9])*[.J10]+([.T8]+[.T9])*[.I9]+([.U8]+[.U9])*[.K9])/(2*([.T8]+[.T9]+[.U8]+[.U9]))" office:value-type="float" office:value="0.526108764477346" calcext:value-type="float">
            <text:p>0.526108764477346</text:p>
          </table:table-cell>
          <table:table-cell table:formula="of:=1/2*[.J9]+([.K8]*[.U8]+[.K10]*[.U9])/(2*([.U8]+[.U9]))" office:value-type="float" office:value="0.295734092146993" calcext:value-type="float">
            <text:p>0.29573409214699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10]+([.B9]*[.M9]+[.B11]*[.M10])/(2*([.M9]+[.M10]))" office:value-type="float" office:value="3.33185310053292" calcext:value-type="float">
            <text:p>3.33185310053292</text:p>
          </table:table-cell>
          <table:table-cell table:formula="of:=(([.M9]+[.N9])*[.C9]+([.M10]+[.N10])*[.C11]+([.M9]+[.M10])*[.B10]+([.N9]+[.N10])*[.D10])/(2*([.M9]+[.M10]+[.N9]+[.N10]))" office:value-type="float" office:value="3.2420243099185" calcext:value-type="float">
            <text:p>3.2420243099185</text:p>
          </table:table-cell>
          <table:table-cell table:formula="of:=(([.N9]+[.O9])*[.D9]+([.N10]+[.O10])*[.D11]+([.N9]+[.N10])*[.C10]+([.O9]+[.O10])*[.E10])/(2*([.N9]+[.N10]+[.O9]+[.O10]))" office:value-type="float" office:value="2.97190371879877" calcext:value-type="float">
            <text:p>2.97190371879877</text:p>
          </table:table-cell>
          <table:table-cell table:formula="of:=(([.O9]+[.P9])*[.E9]+([.O10]+[.P10])*[.E11]+([.O9]+[.O10])*[.D10]+([.P9]+[.P10])*[.F10])/(2*([.O9]+[.O10]+[.P9]+[.P10]))" office:value-type="float" office:value="2.51978458784277" calcext:value-type="float">
            <text:p>2.51978458784277</text:p>
          </table:table-cell>
          <table:table-cell table:formula="of:=(([.P9]+[.Q9])*[.F9]+([.P10]+[.Q10])*[.F11]+([.P9]+[.P10])*[.E10]+([.Q9]+[.Q10])*[.G10])/(2*([.P9]+[.P10]+[.Q9]+[.Q10]))" office:value-type="float" office:value="1.8834610067412" calcext:value-type="float">
            <text:p>1.8834610067412</text:p>
          </table:table-cell>
          <table:table-cell table:formula="of:=(([.Q9]+[.R9])*[.G9]+([.Q10]+[.R10])*[.G11]+([.Q9]+[.Q10])*[.F10]+([.R9]+[.R10])*[.H10])/(2*([.Q9]+[.Q10]+[.R9]+[.R10]))" office:value-type="float" office:value="1.42611412333911" calcext:value-type="float">
            <text:p>1.42611412333911</text:p>
          </table:table-cell>
          <table:table-cell table:formula="of:=(([.R9]+[.S9])*[.H9]+([.R10]+[.S10])*[.H11]+([.R9]+[.R10])*[.G10]+([.S9]+[.S10])*[.I10])/(2*([.R9]+[.R10]+[.S9]+[.S10]))" office:value-type="float" office:value="0.786994340319379" calcext:value-type="float">
            <text:p>0.786994340319379</text:p>
          </table:table-cell>
          <table:table-cell table:formula="of:=(([.S9]+[.T9])*[.I9]+([.S10]+[.T10])*[.I11]+([.S9]+[.S10])*[.H10]+([.T9]+[.T10])*[.J10])/(2*([.S9]+[.S10]+[.T9]+[.T10]))" office:value-type="float" office:value="-0.0078667971148732" calcext:value-type="float">
            <text:p>-0.007866797114873</text:p>
          </table:table-cell>
          <table:table-cell table:formula="of:=(([.T9]+[.U9])*[.J9]+([.T10]+[.U10])*[.J11]+([.T9]+[.T10])*[.I10]+([.U9]+[.U10])*[.K10])/(2*([.T9]+[.T10]+[.U9]+[.U10]))" office:value-type="float" office:value="-0.849489851269535" calcext:value-type="float">
            <text:p>-0.849489851269535</text:p>
          </table:table-cell>
          <table:table-cell table:formula="of:=1/2*[.J10]+([.K9]*[.U9]+[.K11]*[.U10])/(2*([.U9]+[.U10]))" office:value-type="float" office:value="-1.38546144087246" calcext:value-type="float">
            <text:p>-1.3854614408724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11]+([.B10]*[.M10]+[.B12]*[.M11])/(2*([.M10]+[.M11]))" office:value-type="float" office:value="3.05004808531572" calcext:value-type="float">
            <text:p>3.05004808531572</text:p>
          </table:table-cell>
          <table:table-cell table:formula="of:=(([.M10]+[.N10])*[.C10]+([.M11]+[.N11])*[.C12]+([.M10]+[.M11])*[.B11]+([.N10]+[.N11])*[.D11])/(2*([.M10]+[.M11]+[.N10]+[.N11]))" office:value-type="float" office:value="2.9565934683107" calcext:value-type="float">
            <text:p>2.9565934683107</text:p>
          </table:table-cell>
          <table:table-cell table:formula="of:=(([.N10]+[.O10])*[.D10]+([.N11]+[.O11])*[.D12]+([.N10]+[.N11])*[.C11]+([.O10]+[.O11])*[.E11])/(2*([.N10]+[.N11]+[.O10]+[.O11]))" office:value-type="float" office:value="2.67404489369968" calcext:value-type="float">
            <text:p>2.67404489369968</text:p>
          </table:table-cell>
          <table:table-cell table:formula="of:=(([.O10]+[.P10])*[.E10]+([.O11]+[.P11])*[.E12]+([.O10]+[.O11])*[.D11]+([.P10]+[.P11])*[.F11])/(2*([.O10]+[.O11]+[.P10]+[.P11]))" office:value-type="float" office:value="2.19499450052746" calcext:value-type="float">
            <text:p>2.19499450052746</text:p>
          </table:table-cell>
          <table:table-cell table:formula="of:=(([.P10]+[.Q10])*[.F10]+([.P11]+[.Q11])*[.F12]+([.P10]+[.P11])*[.E11]+([.Q10]+[.Q11])*[.G11])/(2*([.P10]+[.P11]+[.Q10]+[.Q11]))" office:value-type="float" office:value="1.50374316362372" calcext:value-type="float">
            <text:p>1.50374316362372</text:p>
          </table:table-cell>
          <table:table-cell table:formula="of:=(([.Q10]+[.R10])*[.G10]+([.Q11]+[.R11])*[.G12]+([.Q10]+[.Q11])*[.F11]+([.R10]+[.R11])*[.H11])/(2*([.Q10]+[.Q11]+[.R10]+[.R11]))" office:value-type="float" office:value="0.975927852753154" calcext:value-type="float">
            <text:p>0.975927852753154</text:p>
          </table:table-cell>
          <table:table-cell table:formula="of:=(([.R10]+[.S10])*[.H10]+([.R11]+[.S11])*[.H12]+([.R10]+[.R11])*[.G11]+([.S10]+[.S11])*[.I11])/(2*([.R10]+[.R11]+[.S10]+[.S11]))" office:value-type="float" office:value="0.169836622361651" calcext:value-type="float">
            <text:p>0.169836622361651</text:p>
          </table:table-cell>
          <table:table-cell table:formula="of:=(([.S10]+[.T10])*[.I10]+([.S11]+[.T11])*[.I12]+([.S10]+[.S11])*[.H11]+([.T10]+[.T11])*[.J11])/(2*([.S10]+[.S11]+[.T10]+[.T11]))" office:value-type="float" office:value="-0.980845302589517" calcext:value-type="float">
            <text:p>-0.980845302589517</text:p>
          </table:table-cell>
          <table:table-cell table:formula="of:=(([.T10]+[.U10])*[.J10]+([.T11]+[.U11])*[.J12]+([.T10]+[.T11])*[.I11]+([.U10]+[.U11])*[.K11])/(2*([.T10]+[.T11]+[.U10]+[.U11]))" office:value-type="float" office:value="-2.53073958899349" calcext:value-type="float">
            <text:p>-2.53073958899349</text:p>
          </table:table-cell>
          <table:table-cell table:formula="of:=1/2*[.J11]+([.K10]*[.U10]+[.K12]*[.U11])/(2*([.U10]+[.U11]))" office:value-type="float" office:value="-4.13859962885543" calcext:value-type="float">
            <text:p>-4.1385996288554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.B11]+[.C12])/2" office:value-type="float" office:value="2.95515245981917" calcext:value-type="float">
            <text:p>2.95515245981917</text:p>
          </table:table-cell>
          <table:table-cell table:style-name="ce1" table:formula="of:=1/2*[.C11]+([.B12]*[.M11]+[.D12]*[.N11])/(2*([.M11]+[.N11]))" office:value-type="float" office:value="2.86025683432261" calcext:value-type="float">
            <text:p>2.86025683432261</text:p>
          </table:table-cell>
          <table:table-cell table:style-name="ce1" table:formula="of:=1/2*[.D11]+([.C12]*[.N11]+[.E12]*[.O11])/(2*([.N11]+[.O11]))" office:value-type="float" office:value="2.57268802947586" calcext:value-type="float">
            <text:p>2.57268802947586</text:p>
          </table:table-cell>
          <table:table-cell table:style-name="ce1" table:formula="of:=1/2*[.E11]+([.D12]*[.O11]+[.F12]*[.P11])/(2*([.O11]+[.P11]))" office:value-type="float" office:value="2.08240549618147" calcext:value-type="float">
            <text:p>2.08240549618147</text:p>
          </table:table-cell>
          <table:table-cell table:style-name="ce1" table:formula="of:=1/2*[.F11]+([.E12]*[.P11]+[.G12]*[.Q11])/(2*([.P11]+[.Q11]))" office:value-type="float" office:value="1.36694499448058" calcext:value-type="float">
            <text:p>1.36694499448058</text:p>
          </table:table-cell>
          <table:table-cell table:style-name="ce1" table:formula="of:=1/2*[.G11]+([.F12]*[.Q11]+[.H12]*[.R11])/(2*([.Q11]+[.R11]))" office:value-type="float" office:value="0.804017583333832" calcext:value-type="float">
            <text:p>0.804017583333832</text:p>
          </table:table-cell>
          <table:table-cell table:style-name="ce1" table:formula="of:=1/2*[.H11]+([.G12]*[.R11]+[.I12]*[.S11])/(2*([.R11]+[.S11]))" office:value-type="float" office:value="-0.102730115990629" calcext:value-type="float">
            <text:p>-0.102730115990629</text:p>
          </table:table-cell>
          <table:table-cell table:style-name="ce1" table:formula="of:=1/2*[.I11]+([.H12]*[.S11]+[.J12]*[.T11])/(2*([.S11]+[.T11]))" office:value-type="float" office:value="-1.5546110559061" calcext:value-type="float">
            <text:p>-1.5546110559061</text:p>
          </table:table-cell>
          <table:table-cell table:style-name="ce1" table:formula="of:=1/2*[.J11]+([.I12]*[.T11]+[.K12]*[.U11])/(2*([.T11]+[.U11]))" office:value-type="float" office:value="-4.15402281073392" calcext:value-type="float">
            <text:p>-4.15402281073392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phi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urrent=</text:p>
          </table:table-cell>
          <table:table-cell table:formula="of:=([.C15]-[.B3])*[.C16]" office:value-type="float" office:value="16.5825529902129" calcext:value-type="float">
            <text:p>16.5825529902129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([.B4]*[.M3]+[.C4]*[.N3]+[.D4]*[.O3]+[.E4]*[.P3]+[.F4]*[.Q3]+[.G3]*[.Q3]+[.C15]*[.C16])/([.M3]+[.N3]+[.O3]+[.P3]+[.Q3]+[.Q3]+[.C16])" office:value-type="float" office:value="9.83429405664646" calcext:value-type="float">
            <text:p>9.83429405664646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Lnew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10x10 <text:s/>(Potential phi)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2x2 (Conductivity T)</text:p>
          </table:table-cell>
          <table:table-cell table:number-columns-repeated="8"/>
        </table:table-row>
        <table:table-row table:style-name="ro1">
          <table:table-cell/>
          <table:table-cell table:formula="of:=([.B4]*[.M3]+[.C4]*[.N3]+[.D4]*[.O3]+[.E4]*[.P3]+[.F4]*[.Q3]+[.G3]*[.Q3]+[.C15]*[.C16])/([.M3]+[.N3]+[.O3]+[.P3]+[.Q3]+[.Q3]+[.C16])" office:value-type="float" office:value="9.8133479240308" calcext:value-type="float">
            <text:p>9.8133479240308</text:p>
          </table:table-cell>
          <table:table-cell table:formula="of:=([.B4]*[.M3]+[.C4]*[.N3]+[.D4]*[.O3]+[.E4]*[.P3]+[.F4]*[.Q3]+[.G3]*[.Q3]+[.C15]*[.C16])/([.M3]+[.N3]+[.O3]+[.P3]+[.Q3]+[.Q3]+[.C16])" office:value-type="float" office:value="9.8133527227785" calcext:value-type="float">
            <text:p>9.8133527227785</text:p>
          </table:table-cell>
          <table:table-cell table:formula="of:=([.B4]*[.M3]+[.C4]*[.N3]+[.D4]*[.O3]+[.E4]*[.P3]+[.F4]*[.Q3]+[.G3]*[.Q3]+[.C15]*[.C16])/([.M3]+[.N3]+[.O3]+[.P3]+[.Q3]+[.Q3]+[.C16])" office:value-type="float" office:value="9.81334788703281" calcext:value-type="float">
            <text:p>9.81334788703281</text:p>
          </table:table-cell>
          <table:table-cell table:formula="of:=([.B4]*[.M3]+[.C4]*[.N3]+[.D4]*[.O3]+[.E4]*[.P3]+[.F4]*[.Q3]+[.G3]*[.Q3]+[.C15]*[.C16])/([.M3]+[.N3]+[.O3]+[.P3]+[.Q3]+[.Q3]+[.C16])" office:value-type="float" office:value="9.81334787681389" calcext:value-type="float">
            <text:p>9.81334787681389</text:p>
          </table:table-cell>
          <table:table-cell table:formula="of:=([.B4]*[.M3]+[.C4]*[.N3]+[.D4]*[.O3]+[.E4]*[.P3]+[.F4]*[.Q3]+[.G3]*[.Q3]+[.C15]*[.C16])/([.M3]+[.N3]+[.O3]+[.P3]+[.Q3]+[.Q3]+[.C16])" office:value-type="float" office:value="9.81334785252812" calcext:value-type="float">
            <text:p>9.81334785252812</text:p>
          </table:table-cell>
          <table:table-cell table:formula="of:=1/2*[.G4]+([.F3]*[.Q3]+[.H3]*[.R3])/(2*([.Q3]+[.R3]))" office:value-type="float" office:value="7.11088470301336" calcext:value-type="float">
            <text:p>7.11088470301336</text:p>
          </table:table-cell>
          <table:table-cell table:formula="of:=1/2*[.H4]+([.G3]*[.R3]+[.I3]*[.S3])/(2*([.R3]+[.S3]))" office:value-type="float" office:value="5.82845142852376" calcext:value-type="float">
            <text:p>5.82845142852376</text:p>
          </table:table-cell>
          <table:table-cell table:formula="of:=1/2*[.I4]+([.H3]*[.S3]+[.J3]*[.T3])/(2*([.S3]+[.T3]))" office:value-type="float" office:value="5.12119796385939" calcext:value-type="float">
            <text:p>5.12119796385939</text:p>
          </table:table-cell>
          <table:table-cell table:formula="of:=1/2*[.J4]+([.I3]*[.T3]+[.K3]*[.U3])/(2*([.T3]+[.U3]))" office:value-type="float" office:value="4.74645663398774" calcext:value-type="float">
            <text:p>4.74645663398774</text:p>
          </table:table-cell>
          <table:table-cell table:formula="of:=([.J3]+[.K4])/2" office:value-type="float" office:value="4.62762144487652" calcext:value-type="float">
            <text:p>4.6276214448765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4]+([.B3]*[.M3]+[.B5]*[.M4])/(2*([.M3]+[.M4]))" office:value-type="float" office:value="7.73611551763688" calcext:value-type="float">
            <text:p>7.73611551763688</text:p>
          </table:table-cell>
          <table:table-cell table:formula="of:=1/2*[.C5]+([.B4]*[.M4]+[.D4]*[.N4])/(2*([.M4]+[.N4]))" office:value-type="float" office:value="7.21464241344293" calcext:value-type="float">
            <text:p>7.21464241344293</text:p>
          </table:table-cell>
          <table:table-cell table:formula="of:=(([.N3]+[.O3])*[.D3]+([.N4]+[.O4])*[.D5]+([.N3]+[.N4])*[.C4]+([.O3]+[.O4])*[.E4])/(2*([.N3]+[.N4]+[.O3]+[.O4]))" office:value-type="float" office:value="7.91068266303819" calcext:value-type="float">
            <text:p>7.91068266303819</text:p>
          </table:table-cell>
          <table:table-cell table:formula="of:=(([.O3]+[.P3])*[.E3]+([.O4]+[.P4])*[.E5]+([.O3]+[.O4])*[.D4]+([.P3]+[.P4])*[.F4])/(2*([.O3]+[.O4]+[.P3]+[.P4]))" office:value-type="float" office:value="7.92010817504633" calcext:value-type="float">
            <text:p>7.92010817504633</text:p>
          </table:table-cell>
          <table:table-cell table:formula="of:=(([.P3]+[.Q3])*[.F3]+([.P4]+[.Q4])*[.F5]+([.P3]+[.P4])*[.E4]+([.Q3]+[.Q4])*[.G4])/(2*([.P3]+[.P4]+[.Q3]+[.Q4]))" office:value-type="float" office:value="7.41938794244344" calcext:value-type="float">
            <text:p>7.41938794244344</text:p>
          </table:table-cell>
          <table:table-cell table:formula="of:=(([.Q3]+[.R3])*[.G3]+([.Q4]+[.R4])*[.G5]+([.Q3]+[.Q4])*[.F4]+([.R3]+[.R4])*[.H4])/(2*([.Q3]+[.Q4]+[.R3]+[.R4]))" office:value-type="float" office:value="6.40087031099949" calcext:value-type="float">
            <text:p>6.40087031099949</text:p>
          </table:table-cell>
          <table:table-cell table:formula="of:=(([.R3]+[.S3])*[.H3]+([.R4]+[.S4])*[.H5]+([.R3]+[.R4])*[.G4]+([.S3]+[.S4])*[.I4])/(2*([.R3]+[.R4]+[.S3]+[.S4]))" office:value-type="float" office:value="5.54086178710609" calcext:value-type="float">
            <text:p>5.54086178710609</text:p>
          </table:table-cell>
          <table:table-cell table:formula="of:=(([.S3]+[.T3])*[.I3]+([.S4]+[.T4])*[.I5]+([.S3]+[.S4])*[.H4]+([.T3]+[.T4])*[.J4])/(2*([.S3]+[.S4]+[.T3]+[.T4]))" office:value-type="float" office:value="4.95494206055868" calcext:value-type="float">
            <text:p>4.95494206055868</text:p>
          </table:table-cell>
          <table:table-cell table:formula="of:=(([.T3]+[.U3])*[.J3]+([.T4]+[.U4])*[.J5]+([.T3]+[.T4])*[.I4]+([.U3]+[.U4])*[.K4])/(2*([.T3]+[.T4]+[.U3]+[.U4]))" office:value-type="float" office:value="4.61850368614143" calcext:value-type="float">
            <text:p>4.61850368614143</text:p>
          </table:table-cell>
          <table:table-cell table:formula="of:=1/2*[.J4]+([.K3]*[.U3]+[.K5]*[.U4])/(2*([.U3]+[.U4]))" office:value-type="float" office:value="4.50878625576531" calcext:value-type="float">
            <text:p>4.5087862557653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5]+([.B4]*[.M4]+[.B6]*[.M5])/(2*([.M4]+[.M5]))" office:value-type="float" office:value="6.70183000685771" calcext:value-type="float">
            <text:p>6.70183000685771</text:p>
          </table:table-cell>
          <table:table-cell table:formula="of:=(([.M4]+[.N4])*[.C4]+([.M5]+[.N5])*[.C6]+([.M4]+[.M5])*[.B5]+([.N4]+[.N5])*[.D5])/(2*([.M4]+[.M5]+[.N4]+[.N5]))" office:value-type="float" office:value="6.6058859681037" calcext:value-type="float">
            <text:p>6.6058859681037</text:p>
          </table:table-cell>
          <table:table-cell table:formula="of:=(([.N4]+[.O4])*[.D4]+([.N5]+[.O5])*[.D6]+([.N4]+[.N5])*[.C5]+([.O4]+[.O5])*[.E5])/(2*([.N4]+[.N5]+[.O4]+[.O5]))" office:value-type="float" office:value="6.69463324976259" calcext:value-type="float">
            <text:p>6.69463324976259</text:p>
          </table:table-cell>
          <table:table-cell table:formula="of:=(([.O4]+[.P4])*[.E4]+([.O5]+[.P5])*[.E6]+([.O4]+[.O5])*[.D5]+([.P4]+[.P5])*[.F5])/(2*([.O4]+[.O5]+[.P4]+[.P5]))" office:value-type="float" office:value="6.5370154804066" calcext:value-type="float">
            <text:p>6.5370154804066</text:p>
          </table:table-cell>
          <table:table-cell table:formula="of:=(([.P4]+[.Q4])*[.F4]+([.P5]+[.Q5])*[.F6]+([.P4]+[.P5])*[.E5]+([.Q4]+[.Q5])*[.G5])/(2*([.P4]+[.P5]+[.Q4]+[.Q5]))" office:value-type="float" office:value="6.04963972875691" calcext:value-type="float">
            <text:p>6.04963972875691</text:p>
          </table:table-cell>
          <table:table-cell table:formula="of:=(([.Q4]+[.R4])*[.G4]+([.Q5]+[.R5])*[.G6]+([.Q4]+[.Q5])*[.F5]+([.R4]+[.R5])*[.H5])/(2*([.Q4]+[.Q5]+[.R4]+[.R5]))" office:value-type="float" office:value="5.5323474575965" calcext:value-type="float">
            <text:p>5.5323474575965</text:p>
          </table:table-cell>
          <table:table-cell table:formula="of:=(([.R4]+[.S4])*[.H4]+([.R5]+[.S5])*[.H6]+([.R4]+[.R5])*[.G5]+([.S4]+[.S5])*[.I5])/(2*([.R4]+[.R5]+[.S4]+[.S5]))" office:value-type="float" office:value="4.97918389488366" calcext:value-type="float">
            <text:p>4.97918389488366</text:p>
          </table:table-cell>
          <table:table-cell table:formula="of:=(([.S4]+[.T4])*[.I4]+([.S5]+[.T5])*[.I6]+([.S4]+[.S5])*[.H5]+([.T4]+[.T5])*[.J5])/(2*([.S4]+[.S5]+[.T4]+[.T5]))" office:value-type="float" office:value="4.53920529692394" calcext:value-type="float">
            <text:p>4.53920529692394</text:p>
          </table:table-cell>
          <table:table-cell table:formula="of:=(([.T4]+[.U4])*[.J4]+([.T5]+[.U5])*[.J6]+([.T4]+[.T5])*[.I5]+([.U4]+[.U5])*[.K5])/(2*([.T4]+[.T5]+[.U4]+[.U5]))" office:value-type="float" office:value="4.26382996852439" calcext:value-type="float">
            <text:p>4.26382996852439</text:p>
          </table:table-cell>
          <table:table-cell table:formula="of:=1/2*[.J5]+([.K4]*[.U4]+[.K6]*[.U5])/(2*([.U4]+[.U5]))" office:value-type="float" office:value="4.17051629073619" calcext:value-type="float">
            <text:p>4.1705162907361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6]+([.B5]*[.M5]+[.B7]*[.M6])/(2*([.M5]+[.M6]))" office:value-type="float" office:value="5.85943309048018" calcext:value-type="float">
            <text:p>5.85943309048018</text:p>
          </table:table-cell>
          <table:table-cell table:formula="of:=(([.M5]+[.N5])*[.C5]+([.M6]+[.N6])*[.C7]+([.M5]+[.M6])*[.B6]+([.N5]+[.N6])*[.D6])/(2*([.M5]+[.M6]+[.N5]+[.N6]))" office:value-type="float" office:value="5.81243887158244" calcext:value-type="float">
            <text:p>5.81243887158244</text:p>
          </table:table-cell>
          <table:table-cell table:formula="of:=(([.N5]+[.O5])*[.D5]+([.N6]+[.O6])*[.D7]+([.N5]+[.N6])*[.C6]+([.O5]+[.O6])*[.E6])/(2*([.N5]+[.N6]+[.O5]+[.O6]))" office:value-type="float" office:value="5.72494960393879" calcext:value-type="float">
            <text:p>5.72494960393879</text:p>
          </table:table-cell>
          <table:table-cell table:formula="of:=(([.O5]+[.P5])*[.E5]+([.O6]+[.P6])*[.E7]+([.O5]+[.O6])*[.D6]+([.P5]+[.P6])*[.F6])/(2*([.O5]+[.O6]+[.P5]+[.P6]))" office:value-type="float" office:value="5.48368144761237" calcext:value-type="float">
            <text:p>5.48368144761237</text:p>
          </table:table-cell>
          <table:table-cell table:formula="of:=(([.P5]+[.Q5])*[.F5]+([.P6]+[.Q6])*[.F7]+([.P5]+[.P6])*[.E6]+([.Q5]+[.Q6])*[.G6])/(2*([.P5]+[.P6]+[.Q5]+[.Q6]))" office:value-type="float" office:value="5.04469841725569" calcext:value-type="float">
            <text:p>5.04469841725569</text:p>
          </table:table-cell>
          <table:table-cell table:formula="of:=(([.Q5]+[.R5])*[.G5]+([.Q6]+[.R6])*[.G7]+([.Q5]+[.Q6])*[.F6]+([.R5]+[.R6])*[.H6])/(2*([.Q5]+[.Q6]+[.R5]+[.R6]))" office:value-type="float" office:value="4.69969652527074" calcext:value-type="float">
            <text:p>4.69969652527074</text:p>
          </table:table-cell>
          <table:table-cell table:formula="of:=(([.R5]+[.S5])*[.H5]+([.R6]+[.S6])*[.H7]+([.R5]+[.R6])*[.G6]+([.S5]+[.S6])*[.I6])/(2*([.R5]+[.R6]+[.S5]+[.S6]))" office:value-type="float" office:value="4.30432159963809" calcext:value-type="float">
            <text:p>4.30432159963809</text:p>
          </table:table-cell>
          <table:table-cell table:formula="of:=(([.S5]+[.T5])*[.I5]+([.S6]+[.T6])*[.I7]+([.S5]+[.S6])*[.H6]+([.T5]+[.T6])*[.J6])/(2*([.S5]+[.S6]+[.T5]+[.T6]))" office:value-type="float" office:value="3.95886546947309" calcext:value-type="float">
            <text:p>3.95886546947309</text:p>
          </table:table-cell>
          <table:table-cell table:formula="of:=(([.T5]+[.U5])*[.J5]+([.T6]+[.U6])*[.J7]+([.T5]+[.T6])*[.I6]+([.U5]+[.U6])*[.K6])/(2*([.T5]+[.T6]+[.U5]+[.U6]))" office:value-type="float" office:value="3.72709476843395" calcext:value-type="float">
            <text:p>3.72709476843395</text:p>
          </table:table-cell>
          <table:table-cell table:formula="of:=1/2*[.J6]+([.K5]*[.U5]+[.K7]*[.U6])/(2*([.U5]+[.U6]))" office:value-type="float" office:value="3.64561906090823" calcext:value-type="float">
            <text:p>3.6456190609082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7]+([.B6]*[.M6]+[.B8]*[.M7])/(2*([.M6]+[.M7]))" office:value-type="float" office:value="5.11102544432363" calcext:value-type="float">
            <text:p>5.11102544432363</text:p>
          </table:table-cell>
          <table:table-cell table:formula="of:=(([.M6]+[.N6])*[.C6]+([.M7]+[.N7])*[.C8]+([.M6]+[.M7])*[.B7]+([.N6]+[.N7])*[.D7])/(2*([.M6]+[.M7]+[.N6]+[.N7]))" office:value-type="float" office:value="5.0594872823779" calcext:value-type="float">
            <text:p>5.0594872823779</text:p>
          </table:table-cell>
          <table:table-cell table:formula="of:=(([.N6]+[.O6])*[.D6]+([.N7]+[.O7])*[.D8]+([.N6]+[.N7])*[.C7]+([.O6]+[.O7])*[.E7])/(2*([.N6]+[.N7]+[.O6]+[.O7]))" office:value-type="float" office:value="4.90904545297639" calcext:value-type="float">
            <text:p>4.90904545297639</text:p>
          </table:table-cell>
          <table:table-cell table:formula="of:=(([.O6]+[.P6])*[.E6]+([.O7]+[.P7])*[.E8]+([.O6]+[.O7])*[.D7]+([.P6]+[.P7])*[.F7])/(2*([.O6]+[.O7]+[.P6]+[.P7]))" office:value-type="float" office:value="4.62806284290997" calcext:value-type="float">
            <text:p>4.62806284290997</text:p>
          </table:table-cell>
          <table:table-cell table:formula="of:=(([.P6]+[.Q6])*[.F6]+([.P7]+[.Q7])*[.F8]+([.P6]+[.P7])*[.E7]+([.Q6]+[.Q7])*[.G7])/(2*([.P6]+[.P7]+[.Q6]+[.Q7]))" office:value-type="float" office:value="4.2071049582134" calcext:value-type="float">
            <text:p>4.2071049582134</text:p>
          </table:table-cell>
          <table:table-cell table:formula="of:=(([.Q6]+[.R6])*[.G6]+([.Q7]+[.R7])*[.G8]+([.Q6]+[.Q7])*[.F7]+([.R6]+[.R7])*[.H7])/(2*([.Q6]+[.Q7]+[.R6]+[.R7]))" office:value-type="float" office:value="3.91741891608833" calcext:value-type="float">
            <text:p>3.91741891608833</text:p>
          </table:table-cell>
          <table:table-cell table:formula="of:=(([.R6]+[.S6])*[.H6]+([.R7]+[.S7])*[.H8]+([.R6]+[.R7])*[.G7]+([.S6]+[.S7])*[.I7])/(2*([.R6]+[.R7]+[.S6]+[.S7]))" office:value-type="float" office:value="3.57954106028577" calcext:value-type="float">
            <text:p>3.57954106028577</text:p>
          </table:table-cell>
          <table:table-cell table:formula="of:=(([.S6]+[.T6])*[.I6]+([.S7]+[.T7])*[.I8]+([.S6]+[.S7])*[.H7]+([.T6]+[.T7])*[.J7])/(2*([.S6]+[.S7]+[.T6]+[.T7]))" office:value-type="float" office:value="3.26484056888058" calcext:value-type="float">
            <text:p>3.26484056888058</text:p>
          </table:table-cell>
          <table:table-cell table:formula="of:=(([.T6]+[.U6])*[.J6]+([.T7]+[.U7])*[.J8]+([.T6]+[.T7])*[.I7]+([.U6]+[.U7])*[.K7])/(2*([.T6]+[.T7]+[.U6]+[.U7]))" office:value-type="float" office:value="3.04006470626546" calcext:value-type="float">
            <text:p>3.04006470626546</text:p>
          </table:table-cell>
          <table:table-cell table:formula="of:=1/2*[.J7]+([.K6]*[.U6]+[.K8]*[.U7])/(2*([.U6]+[.U7]))" office:value-type="float" office:value="2.9577705055192" calcext:value-type="float">
            <text:p>2.957770505519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8]+([.B7]*[.M7]+[.B9]*[.M8])/(2*([.M7]+[.M8]))" office:value-type="float" office:value="4.46569462728113" calcext:value-type="float">
            <text:p>4.46569462728113</text:p>
          </table:table-cell>
          <table:table-cell table:formula="of:=(([.M7]+[.N7])*[.C7]+([.M8]+[.N8])*[.C9]+([.M7]+[.M8])*[.B8]+([.N7]+[.N8])*[.D8])/(2*([.M7]+[.M8]+[.N7]+[.N8]))" office:value-type="float" office:value="4.40543993096159" calcext:value-type="float">
            <text:p>4.40543993096159</text:p>
          </table:table-cell>
          <table:table-cell table:formula="of:=(([.N7]+[.O7])*[.D7]+([.N8]+[.O8])*[.D9]+([.N7]+[.N8])*[.C8]+([.O7]+[.O8])*[.E8])/(2*([.N7]+[.N8]+[.O7]+[.O8]))" office:value-type="float" office:value="4.22368269074739" calcext:value-type="float">
            <text:p>4.22368269074739</text:p>
          </table:table-cell>
          <table:table-cell table:formula="of:=(([.O7]+[.P7])*[.E7]+([.O8]+[.P8])*[.E9]+([.O7]+[.O8])*[.D8]+([.P7]+[.P8])*[.F8])/(2*([.O7]+[.O8]+[.P7]+[.P8]))" office:value-type="float" office:value="3.91242002732572" calcext:value-type="float">
            <text:p>3.91242002732572</text:p>
          </table:table-cell>
          <table:table-cell table:formula="of:=(([.P7]+[.Q7])*[.F7]+([.P8]+[.Q8])*[.F9]+([.P7]+[.P8])*[.E8]+([.Q7]+[.Q8])*[.G8])/(2*([.P7]+[.P8]+[.Q7]+[.Q8]))" office:value-type="float" office:value="3.47512130274619" calcext:value-type="float">
            <text:p>3.47512130274619</text:p>
          </table:table-cell>
          <table:table-cell table:formula="of:=(([.Q7]+[.R7])*[.G7]+([.Q8]+[.R8])*[.G9]+([.Q7]+[.Q8])*[.F8]+([.R7]+[.R8])*[.H8])/(2*([.Q7]+[.Q8]+[.R7]+[.R8]))" office:value-type="float" office:value="3.18333328594159" calcext:value-type="float">
            <text:p>3.18333328594159</text:p>
          </table:table-cell>
          <table:table-cell table:formula="of:=(([.R7]+[.S7])*[.H7]+([.R8]+[.S8])*[.H9]+([.R7]+[.R8])*[.G8]+([.S7]+[.S8])*[.I8])/(2*([.R7]+[.R8]+[.S7]+[.S8]))" office:value-type="float" office:value="2.83158332096447" calcext:value-type="float">
            <text:p>2.83158332096447</text:p>
          </table:table-cell>
          <table:table-cell table:formula="of:=(([.S7]+[.T7])*[.I7]+([.S8]+[.T8])*[.I9]+([.S7]+[.S8])*[.H8]+([.T7]+[.T8])*[.J8])/(2*([.S7]+[.S8]+[.T7]+[.T8]))" office:value-type="float" office:value="2.48089109928223" calcext:value-type="float">
            <text:p>2.48089109928223</text:p>
          </table:table-cell>
          <table:table-cell table:formula="of:=(([.T7]+[.U7])*[.J7]+([.T8]+[.U8])*[.J9]+([.T7]+[.T8])*[.I8]+([.U7]+[.U8])*[.K8])/(2*([.T7]+[.T8]+[.U7]+[.U8]))" office:value-type="float" office:value="2.21055298222812" calcext:value-type="float">
            <text:p>2.21055298222812</text:p>
          </table:table-cell>
          <table:table-cell table:formula="of:=1/2*[.J8]+([.K7]*[.U7]+[.K9]*[.U8])/(2*([.U7]+[.U8]))" office:value-type="float" office:value="2.10533386282244" calcext:value-type="float">
            <text:p>2.1053338628224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9]+([.B8]*[.M8]+[.B10]*[.M9])/(2*([.M8]+[.M9]))" office:value-type="float" office:value="3.94087368691869" calcext:value-type="float">
            <text:p>3.94087368691869</text:p>
          </table:table-cell>
          <table:table-cell table:formula="of:=(([.M8]+[.N8])*[.C8]+([.M9]+[.N9])*[.C10]+([.M8]+[.M9])*[.B9]+([.N8]+[.N9])*[.D9])/(2*([.M8]+[.M9]+[.N8]+[.N9]))" office:value-type="float" office:value="3.8728956679232" calcext:value-type="float">
            <text:p>3.8728956679232</text:p>
          </table:table-cell>
          <table:table-cell table:formula="of:=(([.N8]+[.O8])*[.D8]+([.N9]+[.O9])*[.D10]+([.N8]+[.N9])*[.C9]+([.O8]+[.O9])*[.E9])/(2*([.N8]+[.N9]+[.O8]+[.O9]))" office:value-type="float" office:value="3.66782582028374" calcext:value-type="float">
            <text:p>3.66782582028374</text:p>
          </table:table-cell>
          <table:table-cell table:formula="of:=(([.O8]+[.P8])*[.E8]+([.O9]+[.P9])*[.E10]+([.O8]+[.O9])*[.D9]+([.P8]+[.P9])*[.F9])/(2*([.O8]+[.O9]+[.P8]+[.P9]))" office:value-type="float" office:value="3.32281343393308" calcext:value-type="float">
            <text:p>3.32281343393308</text:p>
          </table:table-cell>
          <table:table-cell table:formula="of:=(([.P8]+[.Q8])*[.F8]+([.P9]+[.Q9])*[.F10]+([.P8]+[.P9])*[.E9]+([.Q8]+[.Q9])*[.G9])/(2*([.P8]+[.P9]+[.Q8]+[.Q9]))" office:value-type="float" office:value="2.8406562478242" calcext:value-type="float">
            <text:p>2.8406562478242</text:p>
          </table:table-cell>
          <table:table-cell table:formula="of:=(([.Q8]+[.R8])*[.G8]+([.Q9]+[.R9])*[.G10]+([.Q8]+[.Q9])*[.F9]+([.R8]+[.R9])*[.H9])/(2*([.Q8]+[.Q9]+[.R8]+[.R9]))" office:value-type="float" office:value="2.50920960396735" calcext:value-type="float">
            <text:p>2.50920960396735</text:p>
          </table:table-cell>
          <table:table-cell table:formula="of:=(([.R8]+[.S8])*[.H8]+([.R9]+[.S9])*[.H10]+([.R8]+[.R9])*[.G9]+([.S8]+[.S9])*[.I9])/(2*([.R8]+[.R9]+[.S8]+[.S9]))" office:value-type="float" office:value="2.08256792611915" calcext:value-type="float">
            <text:p>2.08256792611915</text:p>
          </table:table-cell>
          <table:table-cell table:formula="of:=(([.S8]+[.T8])*[.I8]+([.S9]+[.T9])*[.I10]+([.S8]+[.S9])*[.H9]+([.T8]+[.T9])*[.J9])/(2*([.S8]+[.S9]+[.T8]+[.T9]))" office:value-type="float" office:value="1.61658780465402" calcext:value-type="float">
            <text:p>1.61658780465402</text:p>
          </table:table-cell>
          <table:table-cell table:formula="of:=(([.T8]+[.U8])*[.J8]+([.T9]+[.U9])*[.J10]+([.T8]+[.T9])*[.I9]+([.U8]+[.U9])*[.K9])/(2*([.T8]+[.T9]+[.U8]+[.U9]))" office:value-type="float" office:value="1.21592251420128" calcext:value-type="float">
            <text:p>1.21592251420128</text:p>
          </table:table-cell>
          <table:table-cell table:formula="of:=1/2*[.J9]+([.K8]*[.U8]+[.K10]*[.U9])/(2*([.U8]+[.U9]))" office:value-type="float" office:value="1.04245949518937" calcext:value-type="float">
            <text:p>1.0424594951893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10]+([.B9]*[.M9]+[.B11]*[.M10])/(2*([.M9]+[.M10]))" office:value-type="float" office:value="3.55200912924695" calcext:value-type="float">
            <text:p>3.55200912924695</text:p>
          </table:table-cell>
          <table:table-cell table:formula="of:=(([.M9]+[.N9])*[.C9]+([.M10]+[.N10])*[.C11]+([.M9]+[.M10])*[.B10]+([.N9]+[.N10])*[.D10])/(2*([.M9]+[.M10]+[.N9]+[.N10]))" office:value-type="float" office:value="3.47744353586336" calcext:value-type="float">
            <text:p>3.47744353586336</text:p>
          </table:table-cell>
          <table:table-cell table:formula="of:=(([.N9]+[.O9])*[.D9]+([.N10]+[.O10])*[.D11]+([.N9]+[.N10])*[.C10]+([.O9]+[.O10])*[.E10])/(2*([.N9]+[.N10]+[.O9]+[.O10]))" office:value-type="float" office:value="3.25191198145689" calcext:value-type="float">
            <text:p>3.25191198145689</text:p>
          </table:table-cell>
          <table:table-cell table:formula="of:=(([.O9]+[.P9])*[.E9]+([.O10]+[.P10])*[.E11]+([.O9]+[.O10])*[.D10]+([.P9]+[.P10])*[.F10])/(2*([.O9]+[.O10]+[.P9]+[.P10]))" office:value-type="float" office:value="2.87035170272336" calcext:value-type="float">
            <text:p>2.87035170272336</text:p>
          </table:table-cell>
          <table:table-cell table:formula="of:=(([.P9]+[.Q9])*[.F9]+([.P10]+[.Q10])*[.F11]+([.P9]+[.P10])*[.E10]+([.Q9]+[.Q10])*[.G10])/(2*([.P9]+[.P10]+[.Q9]+[.Q10]))" office:value-type="float" office:value="2.3266821875164" calcext:value-type="float">
            <text:p>2.3266821875164</text:p>
          </table:table-cell>
          <table:table-cell table:formula="of:=(([.Q9]+[.R9])*[.G9]+([.Q10]+[.R10])*[.G11]+([.Q9]+[.Q10])*[.F10]+([.R9]+[.R10])*[.H10])/(2*([.Q9]+[.Q10]+[.R9]+[.R10]))" office:value-type="float" office:value="1.93028112940244" calcext:value-type="float">
            <text:p>1.93028112940244</text:p>
          </table:table-cell>
          <table:table-cell table:formula="of:=(([.R9]+[.S9])*[.H9]+([.R10]+[.S10])*[.H11]+([.R9]+[.R10])*[.G10]+([.S9]+[.S10])*[.I10])/(2*([.R9]+[.R10]+[.S9]+[.S10]))" office:value-type="float" office:value="1.3728912768798" calcext:value-type="float">
            <text:p>1.3728912768798</text:p>
          </table:table-cell>
          <table:table-cell table:formula="of:=(([.S9]+[.T9])*[.I9]+([.S10]+[.T10])*[.I11]+([.S9]+[.S10])*[.H10]+([.T9]+[.T10])*[.J10])/(2*([.S9]+[.S10]+[.T9]+[.T10]))" office:value-type="float" office:value="0.686970222512487" calcext:value-type="float">
            <text:p>0.686970222512487</text:p>
          </table:table-cell>
          <table:table-cell table:formula="of:=(([.T9]+[.U9])*[.J9]+([.T10]+[.U10])*[.J11]+([.T9]+[.T10])*[.I10]+([.U9]+[.U10])*[.K10])/(2*([.T9]+[.T10]+[.U9]+[.U10]))" office:value-type="float" office:value="-0.00590971912893511" calcext:value-type="float">
            <text:p>-0.005909719128935</text:p>
          </table:table-cell>
          <table:table-cell table:formula="of:=1/2*[.J10]+([.K9]*[.U9]+[.K11]*[.U10])/(2*([.U9]+[.U10]))" office:value-type="float" office:value="-0.367340231625326" calcext:value-type="float">
            <text:p>-0.36734023162532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1/2*[.C11]+([.B10]*[.M10]+[.B12]*[.M11])/(2*([.M10]+[.M11]))" office:value-type="float" office:value="3.3122759830633" calcext:value-type="float">
            <text:p>3.3122759830633</text:p>
          </table:table-cell>
          <table:table-cell table:formula="of:=(([.M10]+[.N10])*[.C10]+([.M11]+[.N11])*[.C12]+([.M10]+[.M11])*[.B11]+([.N10]+[.N11])*[.D11])/(2*([.M10]+[.M11]+[.N10]+[.N11]))" office:value-type="float" office:value="3.23295759396218" calcext:value-type="float">
            <text:p>3.23295759396218</text:p>
          </table:table-cell>
          <table:table-cell table:formula="of:=(([.N10]+[.O10])*[.D10]+([.N11]+[.O11])*[.D12]+([.N10]+[.N11])*[.C11]+([.O10]+[.O11])*[.E11])/(2*([.N10]+[.N11]+[.O10]+[.O11]))" office:value-type="float" office:value="2.99202714553571" calcext:value-type="float">
            <text:p>2.99202714553571</text:p>
          </table:table-cell>
          <table:table-cell table:formula="of:=(([.O10]+[.P10])*[.E10]+([.O11]+[.P11])*[.E12]+([.O10]+[.O11])*[.D11]+([.P10]+[.P11])*[.F11])/(2*([.O10]+[.O11]+[.P10]+[.P11]))" office:value-type="float" office:value="2.57999929345355" calcext:value-type="float">
            <text:p>2.57999929345355</text:p>
          </table:table-cell>
          <table:table-cell table:formula="of:=(([.P10]+[.Q10])*[.F10]+([.P11]+[.Q11])*[.F12]+([.P10]+[.P11])*[.E11]+([.Q10]+[.Q11])*[.G11])/(2*([.P10]+[.P11]+[.Q10]+[.Q11]))" office:value-type="float" office:value="1.97879664028199" calcext:value-type="float">
            <text:p>1.97879664028199</text:p>
          </table:table-cell>
          <table:table-cell table:formula="of:=(([.Q10]+[.R10])*[.G10]+([.Q11]+[.R11])*[.G12]+([.Q10]+[.Q11])*[.F11]+([.R10]+[.R11])*[.H11])/(2*([.Q10]+[.Q11]+[.R10]+[.R11]))" office:value-type="float" office:value="1.51234168364247" calcext:value-type="float">
            <text:p>1.51234168364247</text:p>
          </table:table-cell>
          <table:table-cell table:formula="of:=(([.R10]+[.S10])*[.H10]+([.R11]+[.S11])*[.H12]+([.R10]+[.R11])*[.G11]+([.S10]+[.S11])*[.I11])/(2*([.R10]+[.R11]+[.S10]+[.S11]))" office:value-type="float" office:value="0.791746227681494" calcext:value-type="float">
            <text:p>0.791746227681494</text:p>
          </table:table-cell>
          <table:table-cell table:formula="of:=(([.S10]+[.T10])*[.I10]+([.S11]+[.T11])*[.I12]+([.S10]+[.S11])*[.H11]+([.T10]+[.T11])*[.J11])/(2*([.S10]+[.S11]+[.T10]+[.T11]))" office:value-type="float" office:value="-0.23568754672394" calcext:value-type="float">
            <text:p>-0.23568754672394</text:p>
          </table:table-cell>
          <table:table-cell table:formula="of:=(([.T10]+[.U10])*[.J10]+([.T11]+[.U11])*[.J12]+([.T10]+[.T11])*[.I11]+([.U10]+[.U11])*[.K11])/(2*([.T10]+[.T11]+[.U10]+[.U11]))" office:value-type="float" office:value="-1.55919082351888" calcext:value-type="float">
            <text:p>-1.55919082351888</text:p>
          </table:table-cell>
          <table:table-cell table:formula="of:=1/2*[.J11]+([.K10]*[.U10]+[.K12]*[.U11])/(2*([.U10]+[.U11]))" office:value-type="float" office:value="-2.5" calcext:value-type="float">
            <text:p>-2.5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.B11]+[.C12])/2" office:value-type="float" office:value="3.23117984722482" calcext:value-type="float">
            <text:p>3.23117984722482</text:p>
          </table:table-cell>
          <table:table-cell table:style-name="ce1" table:formula="of:=1/2*[.C11]+([.B12]*[.M11]+[.D12]*[.N11])/(2*([.M11]+[.N11]))" office:value-type="float" office:value="3.15008371138633" calcext:value-type="float">
            <text:p>3.15008371138633</text:p>
          </table:table-cell>
          <table:table-cell table:style-name="ce1" table:formula="of:=1/2*[.D11]+([.C12]*[.N11]+[.E12]*[.O11])/(2*([.N11]+[.O11]))" office:value-type="float" office:value="2.90323993419959" calcext:value-type="float">
            <text:p>2.90323993419959</text:p>
          </table:table-cell>
          <table:table-cell table:style-name="ce1" table:formula="of:=1/2*[.E11]+([.D12]*[.O11]+[.F12]*[.P11])/(2*([.O11]+[.P11]))" office:value-type="float" office:value="2.47882194111643" calcext:value-type="float">
            <text:p>2.47882194111643</text:p>
          </table:table-cell>
          <table:table-cell table:style-name="ce1" table:formula="of:=1/2*[.F11]+([.E12]*[.P11]+[.G12]*[.Q11])/(2*([.P11]+[.Q11]))" office:value-type="float" office:value="1.85204962511616" calcext:value-type="float">
            <text:p>1.85204962511616</text:p>
          </table:table-cell>
          <table:table-cell table:style-name="ce1" table:formula="of:=1/2*[.G11]+([.F12]*[.Q11]+[.H12]*[.R11])/(2*([.Q11]+[.R11]))" office:value-type="float" office:value="1.34854313342271" calcext:value-type="float">
            <text:p>1.34854313342271</text:p>
          </table:table-cell>
          <table:table-cell table:style-name="ce1" table:formula="of:=1/2*[.H11]+([.G12]*[.R11]+[.I12]*[.S11])/(2*([.R11]+[.S11]))" office:value-type="float" office:value="0.517439943497044" calcext:value-type="float">
            <text:p>0.517439943497044</text:p>
          </table:table-cell>
          <table:table-cell table:style-name="ce1" table:formula="of:=1/2*[.I11]+([.H12]*[.S11]+[.J12]*[.T11])/(2*([.S11]+[.T11]))" office:value-type="float" office:value="-0.862275134976234" calcext:value-type="float">
            <text:p>-0.862275134976234</text:p>
          </table:table-cell>
          <table:table-cell table:style-name="ce1" table:formula="of:=1/2*[.J11]+([.I12]*[.T11]+[.K12]*[.U11])/(2*([.T11]+[.U11]))" office:value-type="float" office:value="-3.49516453919608" calcext:value-type="float">
            <text:p>-3.49516453919608</text:p>
          </table:table-cell>
          <table:table-cell table:style-name="ce4" office:value-type="float" office:value="-10" calcext:value-type="float">
            <text:p>-10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phi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urrent=</text:p>
          </table:table-cell>
          <table:table-cell table:formula="of:=([.C15]-[.B3])*[.C16]" office:value-type="float" office:value="18.6652075969205" calcext:value-type="float">
            <text:p>18.6652075969205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([.B4]*[.M3]+[.C4]*[.N3]+[.D4]*[.O3]+[.E4]*[.P3]+[.F4]*[.Q3]+[.G3]*[.Q3]+[.C15]*[.C16])/([.M3]+[.N3]+[.O3]+[.P3]+[.Q3]+[.Q3]+[.C16])" office:value-type="float" office:value="9.8133527227785" calcext:value-type="float">
            <text:p>9.8133527227785</text:p>
          </table:table-cell>
          <table:table-cell table:number-columns-repeated="9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number-columns-repeated="9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09:20:17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m Stegeman - CITG</meta:initial-creator>
    <meta:creation-date>2021-03-21T18:53:16</meta:creation-date>
    <dc:date>2021-07-29T09:42:12.551000000</dc:date>
    <meta:generator>LibreOffice/6.2.3.2$Windows_X86_64 LibreOffice_project/aecc05fe267cc68dde00352a451aa867b3b546ac</meta:generator>
    <meta:editing-duration>P6DT12H34M29S</meta:editing-duration>
    <meta:editing-cycles>17</meta:editing-cycles>
    <meta:document-statistic meta:table-count="7" meta:cell-count="1785" meta:object-count="0"/>
    <meta:user-defined meta:name="AppVersion">16.0300</meta:user-defined>
    <meta:user-defined meta:name="Company">TU Del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